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0.06441" calcext:value-type="float">
            <text:p>0.06441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3"/>
          <table:table-cell table:formula="of:=([.K1]/1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23" calcext:value-type="float">
            <text:p>0.06623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5" calcext:value-type="float">
            <text:p>0.06515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2" calcext:value-type="float">
            <text:p>0.06492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2" calcext:value-type="float">
            <text:p>0.06512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3" calcext:value-type="float">
            <text:p>0.06503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24" calcext:value-type="float">
            <text:p>0.06624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6" calcext:value-type="float">
            <text:p>0.06516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5" calcext:value-type="float">
            <text:p>0.06505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8" calcext:value-type="float">
            <text:p>0.06498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6" calcext:value-type="float">
            <text:p>0.06486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89" calcext:value-type="float">
            <text:p>0.06389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3" calcext:value-type="float">
            <text:p>0.06483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9" calcext:value-type="float">
            <text:p>0.0651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4" calcext:value-type="float">
            <text:p>0.06524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5" calcext:value-type="float">
            <text:p>0.06485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286" calcext:value-type="float">
            <text:p>0.06286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6" calcext:value-type="float">
            <text:p>0.06476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9" calcext:value-type="float">
            <text:p>0.06479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302" calcext:value-type="float">
            <text:p>0.06302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4" calcext:value-type="float">
            <text:p>0.06494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4" calcext:value-type="float">
            <text:p>0.0647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6" calcext:value-type="float">
            <text:p>0.064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8" calcext:value-type="float">
            <text:p>0.06498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2" calcext:value-type="float">
            <text:p>0.06502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274" calcext:value-type="float">
            <text:p>0.062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9" calcext:value-type="float">
            <text:p>0.06519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3" calcext:value-type="float">
            <text:p>0.06453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6356" calcext:value-type="float">
            <text:p>0.06356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8" calcext:value-type="float">
            <text:p>0.06498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8" calcext:value-type="float">
            <text:p>0.06498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3" calcext:value-type="float">
            <text:p>0.06513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1" calcext:value-type="float">
            <text:p>0.06491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1" calcext:value-type="float">
            <text:p>0.06511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43" calcext:value-type="float">
            <text:p>0.06543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6" calcext:value-type="float">
            <text:p>0.06516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238" calcext:value-type="float">
            <text:p>0.06238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239" calcext:value-type="float">
            <text:p>0.062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6" calcext:value-type="float">
            <text:p>0.06516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5" calcext:value-type="float">
            <text:p>0.06505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8" calcext:value-type="float">
            <text:p>0.06518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274" calcext:value-type="float">
            <text:p>0.062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7" calcext:value-type="float">
            <text:p>0.06467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4" calcext:value-type="float">
            <text:p>0.06504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9" calcext:value-type="float">
            <text:p>0.064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5" calcext:value-type="float">
            <text:p>0.0649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3" calcext:value-type="float">
            <text:p>0.06473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4" calcext:value-type="float">
            <text:p>0.0650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5" calcext:value-type="float">
            <text:p>0.06475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236" calcext:value-type="float">
            <text:p>0.062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" calcext:value-type="float">
            <text:p>0.0649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9" calcext:value-type="float">
            <text:p>0.06689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8" calcext:value-type="float">
            <text:p>0.06498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3" calcext:value-type="float">
            <text:p>0.06493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4" calcext:value-type="float">
            <text:p>0.06514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1" calcext:value-type="float">
            <text:p>0.06481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269" calcext:value-type="float">
            <text:p>0.06269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7" calcext:value-type="float">
            <text:p>0.06497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3" calcext:value-type="float">
            <text:p>0.06493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4" calcext:value-type="float">
            <text:p>0.06494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2" calcext:value-type="float">
            <text:p>0.06482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1" calcext:value-type="float">
            <text:p>0.06501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283" calcext:value-type="float">
            <text:p>0.06283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4" calcext:value-type="float">
            <text:p>0.06494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2" calcext:value-type="float">
            <text:p>0.06462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1" calcext:value-type="float">
            <text:p>0.06451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7" calcext:value-type="float">
            <text:p>0.06497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7" calcext:value-type="float">
            <text:p>0.06497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3" calcext:value-type="float">
            <text:p>0.06473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5" calcext:value-type="float">
            <text:p>0.0651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1" calcext:value-type="float">
            <text:p>0.06521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06642" calcext:value-type="float">
            <text:p>0.06642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5" calcext:value-type="float">
            <text:p>0.06485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7" calcext:value-type="float">
            <text:p>0.06497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9" calcext:value-type="float">
            <text:p>0.06489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0.06584" calcext:value-type="float">
            <text:p>0.06584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3" calcext:value-type="float">
            <text:p>0.0651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0.06199" calcext:value-type="float">
            <text:p>0.06199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2" calcext:value-type="float">
            <text:p>0.06502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6007" calcext:value-type="float">
            <text:p>0.06007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9" calcext:value-type="float">
            <text:p>0.06469</text:p>
          </table:table-cell>
          <table:table-cell office:value-type="float" office:value="0.06884" calcext:value-type="float">
            <text:p>0.06884</text:p>
          </table:table-cell>
          <table:table-cell office:value-type="float" office:value="0.06629" calcext:value-type="float">
            <text:p>0.06629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9" calcext:value-type="float">
            <text:p>0.06479</text:p>
          </table:table-cell>
          <table:table-cell office:value-type="float" office:value="0.06762" calcext:value-type="float">
            <text:p>0.06762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4" calcext:value-type="float">
            <text:p>0.06484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5" calcext:value-type="float">
            <text:p>0.06495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4" calcext:value-type="float">
            <text:p>0.06514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34" calcext:value-type="float">
            <text:p>0.06634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2" calcext:value-type="float">
            <text:p>0.06462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" calcext:value-type="float">
            <text:p>0.0646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9" calcext:value-type="float">
            <text:p>0.06499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8" calcext:value-type="float">
            <text:p>0.06478</text:p>
          </table:table-cell>
          <table:table-cell office:value-type="float" office:value="0.06752" calcext:value-type="float">
            <text:p>0.06752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" calcext:value-type="float">
            <text:p>0.0649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9" calcext:value-type="float">
            <text:p>0.06459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06535" calcext:value-type="float">
            <text:p>0.06535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8" calcext:value-type="float">
            <text:p>0.06458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99" calcext:value-type="float">
            <text:p>0.06599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2" calcext:value-type="float">
            <text:p>0.06482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4" calcext:value-type="float">
            <text:p>0.06484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643" calcext:value-type="float">
            <text:p>0.06643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9" calcext:value-type="float">
            <text:p>0.06429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06096" calcext:value-type="float">
            <text:p>0.060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5" calcext:value-type="float">
            <text:p>0.06485</text:p>
          </table:table-cell>
          <table:table-cell office:value-type="float" office:value="0.06762" calcext:value-type="float">
            <text:p>0.06762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9" calcext:value-type="float">
            <text:p>0.06479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62" calcext:value-type="float">
            <text:p>0.06562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6239" calcext:value-type="float">
            <text:p>0.06239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68" calcext:value-type="float">
            <text:p>0.06568</text:p>
          </table:table-cell>
          <table:table-cell office:value-type="float" office:value="0.06846" calcext:value-type="float">
            <text:p>0.06846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7" calcext:value-type="float">
            <text:p>0.06477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622" calcext:value-type="float">
            <text:p>0.06622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2" calcext:value-type="float">
            <text:p>0.06482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1" calcext:value-type="float">
            <text:p>0.06481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199" calcext:value-type="float">
            <text:p>0.06199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2" calcext:value-type="float">
            <text:p>0.06462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6629" calcext:value-type="float">
            <text:p>0.06629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1" calcext:value-type="float">
            <text:p>0.06491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3" calcext:value-type="float">
            <text:p>0.06513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6614" calcext:value-type="float">
            <text:p>0.06614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2" calcext:value-type="float">
            <text:p>0.06472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706" calcext:value-type="float">
            <text:p>0.06706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9" calcext:value-type="float">
            <text:p>0.06459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629" calcext:value-type="float">
            <text:p>0.06629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5" calcext:value-type="float">
            <text:p>0.06485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4" calcext:value-type="float">
            <text:p>0.06464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1" calcext:value-type="float">
            <text:p>0.06501</text:p>
          </table:table-cell>
          <table:table-cell office:value-type="float" office:value="0.06738" calcext:value-type="float">
            <text:p>0.06738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1" calcext:value-type="float">
            <text:p>0.06521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4" calcext:value-type="float">
            <text:p>0.0654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06557" calcext:value-type="float">
            <text:p>0.06557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3" calcext:value-type="float">
            <text:p>0.06503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6587" calcext:value-type="float">
            <text:p>0.06587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6152" calcext:value-type="float">
            <text:p>0.06152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9" calcext:value-type="float">
            <text:p>0.06499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2" calcext:value-type="float">
            <text:p>0.06482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36" calcext:value-type="float">
            <text:p>0.06536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6642" calcext:value-type="float">
            <text:p>0.06642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091" calcext:value-type="float">
            <text:p>0.0609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1" calcext:value-type="float">
            <text:p>0.06471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3" calcext:value-type="float">
            <text:p>0.06493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055" calcext:value-type="float">
            <text:p>0.06055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7" calcext:value-type="float">
            <text:p>0.06507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7" calcext:value-type="float">
            <text:p>0.06487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621" calcext:value-type="float">
            <text:p>0.06621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" calcext:value-type="float">
            <text:p>0.0643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7" calcext:value-type="float">
            <text:p>0.06497</text:p>
          </table:table-cell>
          <table:table-cell office:value-type="float" office:value="0.06788" calcext:value-type="float">
            <text:p>0.06788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5" calcext:value-type="float">
            <text:p>0.06465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6595" calcext:value-type="float">
            <text:p>0.0659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9" calcext:value-type="float">
            <text:p>0.06479</text:p>
          </table:table-cell>
          <table:table-cell office:value-type="float" office:value="0.06788" calcext:value-type="float">
            <text:p>0.06788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5" calcext:value-type="float">
            <text:p>0.0649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7" calcext:value-type="float">
            <text:p>0.06487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2" calcext:value-type="float">
            <text:p>0.06492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77" calcext:value-type="float">
            <text:p>0.06577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49" calcext:value-type="float">
            <text:p>0.06549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524" calcext:value-type="float">
            <text:p>0.06524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4" calcext:value-type="float">
            <text:p>0.06504</text:p>
          </table:table-cell>
          <table:table-cell office:value-type="float" office:value="0.06789" calcext:value-type="float">
            <text:p>0.06789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9" calcext:value-type="float">
            <text:p>0.06509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06534" calcext:value-type="float">
            <text:p>0.06534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6" calcext:value-type="float">
            <text:p>0.06496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6643" calcext:value-type="float">
            <text:p>0.06643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6" calcext:value-type="float">
            <text:p>0.06476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181" calcext:value-type="float">
            <text:p>0.06181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2" calcext:value-type="float">
            <text:p>0.06512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6568" calcext:value-type="float">
            <text:p>0.06568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8" calcext:value-type="float">
            <text:p>0.06468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2" calcext:value-type="float">
            <text:p>0.06492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6619" calcext:value-type="float">
            <text:p>0.06619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96" calcext:value-type="float">
            <text:p>0.06496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2" calcext:value-type="float">
            <text:p>0.06512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8" calcext:value-type="float">
            <text:p>0.06518</text:p>
          </table:table-cell>
          <table:table-cell office:value-type="float" office:value="0.06791" calcext:value-type="float">
            <text:p>0.06791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4" calcext:value-type="float">
            <text:p>0.06514</text:p>
          </table:table-cell>
          <table:table-cell office:value-type="float" office:value="0.06791" calcext:value-type="float">
            <text:p>0.06791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541" calcext:value-type="float">
            <text:p>0.06541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1" calcext:value-type="float">
            <text:p>0.06521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6666" calcext:value-type="float">
            <text:p>0.06666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085" calcext:value-type="float">
            <text:p>0.060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42" calcext:value-type="float">
            <text:p>0.06542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4" calcext:value-type="float">
            <text:p>0.06524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03" calcext:value-type="float">
            <text:p>0.06503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6666" calcext:value-type="float">
            <text:p>0.06666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29" calcext:value-type="float">
            <text:p>0.06529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6502" calcext:value-type="float">
            <text:p>0.06502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0.06162" calcext:value-type="float">
            <text:p>0.06162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" calcext:value-type="float">
            <text:p>0.0647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81" calcext:value-type="float">
            <text:p>0.06481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6052" calcext:value-type="float">
            <text:p>0.06052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6" calcext:value-type="float">
            <text:p>0.06476</text:p>
          </table:table-cell>
          <table:table-cell office:value-type="float" office:value="0.06762" calcext:value-type="float">
            <text:p>0.06762</text:p>
          </table:table-cell>
          <table:table-cell office:value-type="float" office:value="0.06656" calcext:value-type="float">
            <text:p>0.06656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6032" calcext:value-type="float">
            <text:p>0.06032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01" calcext:value-type="float">
            <text:p>0.06001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48" calcext:value-type="float">
            <text:p>0.05948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8" calcext:value-type="float">
            <text:p>0.05968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06505" calcext:value-type="float">
            <text:p>0.06505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8" calcext:value-type="float">
            <text:p>0.05998</text:p>
          </table:table-cell>
          <table:table-cell office:value-type="float" office:value="0.05905" calcext:value-type="float">
            <text:p>0.05905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05885" calcext:value-type="float">
            <text:p>0.05885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06565" calcext:value-type="float">
            <text:p>0.06565</text:p>
          </table:table-cell>
          <table:table-cell office:value-type="float" office:value="0.06302" calcext:value-type="float">
            <text:p>0.0630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5" calcext:value-type="float">
            <text:p>0.0596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" calcext:value-type="float">
            <text:p>0.0598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0593" calcext:value-type="float">
            <text:p>0.0593</text:p>
          </table:table-cell>
          <table:table-cell table:number-columns-repeated="2" office:value-type="float" office:value="0.05943" calcext:value-type="float">
            <text:p>0.05943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6" calcext:value-type="float">
            <text:p>0.06056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0.05797" calcext:value-type="float">
            <text:p>0.05797</text:p>
          </table:table-cell>
          <table:table-cell office:value-type="float" office:value="0.05954" calcext:value-type="float">
            <text:p>0.05954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06617" calcext:value-type="float">
            <text:p>0.06617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32" calcext:value-type="float">
            <text:p>0.06032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5793" calcext:value-type="float">
            <text:p>0.05793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6" calcext:value-type="float">
            <text:p>0.05976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0.05873" calcext:value-type="float">
            <text:p>0.05873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8" calcext:value-type="float">
            <text:p>0.05998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0.05765" calcext:value-type="float">
            <text:p>0.05765</text:p>
          </table:table-cell>
          <table:table-cell office:value-type="float" office:value="0.05873" calcext:value-type="float">
            <text:p>0.05873</text:p>
          </table:table-cell>
          <table:table-cell office:value-type="float" office:value="0.05901" calcext:value-type="float">
            <text:p>0.05901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3" calcext:value-type="float">
            <text:p>0.05993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4" calcext:value-type="float">
            <text:p>0.05964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5733" calcext:value-type="float">
            <text:p>0.05733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6511" calcext:value-type="float">
            <text:p>0.06511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6" calcext:value-type="float">
            <text:p>0.05966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313" calcext:value-type="float">
            <text:p>0.063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4" calcext:value-type="float">
            <text:p>0.05964</text:p>
          </table:table-cell>
          <table:table-cell office:value-type="float" office:value="0.05894" calcext:value-type="float">
            <text:p>0.05894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6597" calcext:value-type="float">
            <text:p>0.06597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9" calcext:value-type="float">
            <text:p>0.05989</text:p>
          </table:table-cell>
          <table:table-cell office:value-type="float" office:value="0.05925" calcext:value-type="float">
            <text:p>0.05925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.06302" calcext:value-type="float">
            <text:p>0.0630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51" calcext:value-type="float">
            <text:p>0.05951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.05877" calcext:value-type="float">
            <text:p>0.05877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6604" calcext:value-type="float">
            <text:p>0.06604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" calcext:value-type="float">
            <text:p>0.059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1" calcext:value-type="float">
            <text:p>0.0599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57" calcext:value-type="float">
            <text:p>0.05957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4" calcext:value-type="float">
            <text:p>0.0597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33" calcext:value-type="float">
            <text:p>0.06033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5781" calcext:value-type="float">
            <text:p>0.05781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05924" calcext:value-type="float">
            <text:p>0.05924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17" calcext:value-type="float">
            <text:p>0.06017</text:p>
          </table:table-cell>
          <table:table-cell office:value-type="float" office:value="0.05924" calcext:value-type="float">
            <text:p>0.05924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05905" calcext:value-type="float">
            <text:p>0.05905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6" calcext:value-type="float">
            <text:p>0.05996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5785" calcext:value-type="float">
            <text:p>0.0578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34" calcext:value-type="float">
            <text:p>0.06034</text:p>
          </table:table-cell>
          <table:table-cell office:value-type="float" office:value="0.05947" calcext:value-type="float">
            <text:p>0.05947</text:p>
          </table:table-cell>
          <table:table-cell office:value-type="float" office:value="0.05814" calcext:value-type="float">
            <text:p>0.0581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942" calcext:value-type="float">
            <text:p>0.05942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587" calcext:value-type="float">
            <text:p>0.06587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29" calcext:value-type="float">
            <text:p>0.06029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12" calcext:value-type="float">
            <text:p>0.05812</text:p>
          </table:table-cell>
          <table:table-cell office:value-type="float" office:value="0.05923" calcext:value-type="float">
            <text:p>0.05923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6356" calcext:value-type="float">
            <text:p>0.063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4" calcext:value-type="float">
            <text:p>0.06074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06011" calcext:value-type="float">
            <text:p>0.06011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42" calcext:value-type="float">
            <text:p>0.05942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06036" calcext:value-type="float">
            <text:p>0.06036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52" calcext:value-type="float">
            <text:p>0.05952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6" calcext:value-type="float">
            <text:p>0.05986</text:p>
          </table:table-cell>
          <table:table-cell office:value-type="float" office:value="0.05902" calcext:value-type="float">
            <text:p>0.05902</text:p>
          </table:table-cell>
          <table:table-cell office:value-type="float" office:value="0.05766" calcext:value-type="float">
            <text:p>0.05766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236" calcext:value-type="float">
            <text:p>0.062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8" calcext:value-type="float">
            <text:p>0.05968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06603" calcext:value-type="float">
            <text:p>0.06603</text:p>
          </table:table-cell>
          <table:table-cell office:value-type="float" office:value="0.06239" calcext:value-type="float">
            <text:p>0.062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1" calcext:value-type="float">
            <text:p>0.05981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583" calcext:value-type="float">
            <text:p>0.06583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7" calcext:value-type="float">
            <text:p>0.05977</text:p>
          </table:table-cell>
          <table:table-cell office:value-type="float" office:value="0.05914" calcext:value-type="float">
            <text:p>0.05914</text:p>
          </table:table-cell>
          <table:table-cell office:value-type="float" office:value="0.05768" calcext:value-type="float">
            <text:p>0.05768</text:p>
          </table:table-cell>
          <table:table-cell office:value-type="float" office:value="0.05877" calcext:value-type="float">
            <text:p>0.05877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5" calcext:value-type="float">
            <text:p>0.059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628" calcext:value-type="float">
            <text:p>0.05628</text:p>
          </table:table-cell>
          <table:table-cell office:value-type="float" office:value="0.05924" calcext:value-type="float">
            <text:p>0.05924</text:p>
          </table:table-cell>
          <table:table-cell office:value-type="float" office:value="0.05931" calcext:value-type="float">
            <text:p>0.05931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23" calcext:value-type="float">
            <text:p>0.06023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41" calcext:value-type="float">
            <text:p>0.06041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3" calcext:value-type="float">
            <text:p>0.05963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5753" calcext:value-type="float">
            <text:p>0.05753</text:p>
          </table:table-cell>
          <table:table-cell office:value-type="float" office:value="0.05868" calcext:value-type="float">
            <text:p>0.05868</text:p>
          </table:table-cell>
          <table:table-cell office:value-type="float" office:value="0.05869" calcext:value-type="float">
            <text:p>0.05869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2" calcext:value-type="float">
            <text:p>0.05962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6568" calcext:value-type="float">
            <text:p>0.06568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1" calcext:value-type="float">
            <text:p>0.05981</text:p>
          </table:table-cell>
          <table:table-cell office:value-type="float" office:value="0.05893" calcext:value-type="float">
            <text:p>0.05893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273" calcext:value-type="float">
            <text:p>0.062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7" calcext:value-type="float">
            <text:p>0.05977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0.05846" calcext:value-type="float">
            <text:p>0.05846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0.05877" calcext:value-type="float">
            <text:p>0.05877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6034" calcext:value-type="float">
            <text:p>0.06034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1" calcext:value-type="float">
            <text:p>0.05991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05896" calcext:value-type="float">
            <text:p>0.05896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6582" calcext:value-type="float">
            <text:p>0.06582</text:p>
          </table:table-cell>
          <table:table-cell office:value-type="float" office:value="0.06274" calcext:value-type="float">
            <text:p>0.062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5" calcext:value-type="float">
            <text:p>0.0599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6024" calcext:value-type="float">
            <text:p>0.06024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5857" calcext:value-type="float">
            <text:p>0.05857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6239" calcext:value-type="float">
            <text:p>0.062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83" calcext:value-type="float">
            <text:p>0.05983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732" calcext:value-type="float">
            <text:p>0.05732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6617" calcext:value-type="float">
            <text:p>0.06617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1" calcext:value-type="float">
            <text:p>0.05971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26" calcext:value-type="float">
            <text:p>0.06026</text:p>
          </table:table-cell>
          <table:table-cell office:value-type="float" office:value="0.05974" calcext:value-type="float">
            <text:p>0.05974</text:p>
          </table:table-cell>
          <table:table-cell office:value-type="float" office:value="0.05866" calcext:value-type="float">
            <text:p>0.05866</text:p>
          </table:table-cell>
          <table:table-cell office:value-type="float" office:value="0.05942" calcext:value-type="float">
            <text:p>0.05942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42" calcext:value-type="float">
            <text:p>0.06042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5856" calcext:value-type="float">
            <text:p>0.05856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92" calcext:value-type="float">
            <text:p>0.05992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832" calcext:value-type="float">
            <text:p>0.05832</text:p>
          </table:table-cell>
          <table:table-cell office:value-type="float" office:value="0.05944" calcext:value-type="float">
            <text:p>0.05944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18" calcext:value-type="float">
            <text:p>0.06018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6274" calcext:value-type="float">
            <text:p>0.062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14" calcext:value-type="float">
            <text:p>0.06014</text:p>
          </table:table-cell>
          <table:table-cell office:value-type="float" office:value="0.05947" calcext:value-type="float">
            <text:p>0.05947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05898" calcext:value-type="float">
            <text:p>0.05898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15" calcext:value-type="float">
            <text:p>0.06515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7" calcext:value-type="float">
            <text:p>0.0643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156" calcext:value-type="float">
            <text:p>0.06156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6" calcext:value-type="float">
            <text:p>0.06446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317" calcext:value-type="float">
            <text:p>0.06317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6" calcext:value-type="float">
            <text:p>0.06436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8" calcext:value-type="float">
            <text:p>0.06438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8" calcext:value-type="float">
            <text:p>0.06438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2" calcext:value-type="float">
            <text:p>0.06432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311" calcext:value-type="float">
            <text:p>0.06311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4" calcext:value-type="float">
            <text:p>0.06424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5" calcext:value-type="float">
            <text:p>0.06425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6226" calcext:value-type="float">
            <text:p>0.06226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1" calcext:value-type="float">
            <text:p>0.06421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.06189" calcext:value-type="float">
            <text:p>0.06189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87" calcext:value-type="float">
            <text:p>0.06387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79" calcext:value-type="float">
            <text:p>0.06379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08" calcext:value-type="float">
            <text:p>0.06408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6524" calcext:value-type="float">
            <text:p>0.06524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6" calcext:value-type="float">
            <text:p>0.06436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1" calcext:value-type="float">
            <text:p>0.06441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6298" calcext:value-type="float">
            <text:p>0.06298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6" calcext:value-type="float">
            <text:p>0.06436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12" calcext:value-type="float">
            <text:p>0.06412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327" calcext:value-type="float">
            <text:p>0.0632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13" calcext:value-type="float">
            <text:p>0.06413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227" calcext:value-type="float">
            <text:p>0.06227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6319" calcext:value-type="float">
            <text:p>0.063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8" calcext:value-type="float">
            <text:p>0.06428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.06298" calcext:value-type="float">
            <text:p>0.06298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8" calcext:value-type="float">
            <text:p>0.06428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4" calcext:value-type="float">
            <text:p>0.06434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" calcext:value-type="float">
            <text:p>0.0646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157" calcext:value-type="float">
            <text:p>0.06157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7" calcext:value-type="float">
            <text:p>0.06457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" calcext:value-type="float">
            <text:p>0.0646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334" calcext:value-type="float">
            <text:p>0.063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6" calcext:value-type="float">
            <text:p>0.06426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.06311" calcext:value-type="float">
            <text:p>0.063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7" calcext:value-type="float">
            <text:p>0.06427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6334" calcext:value-type="float">
            <text:p>0.063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9" calcext:value-type="float">
            <text:p>0.0642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236" calcext:value-type="float">
            <text:p>0.06236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92" calcext:value-type="float">
            <text:p>0.06392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4" calcext:value-type="float">
            <text:p>0.06444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" calcext:value-type="float">
            <text:p>0.0643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6221" calcext:value-type="float">
            <text:p>0.06221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8" calcext:value-type="float">
            <text:p>0.06448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06302" calcext:value-type="float">
            <text:p>0.0630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8" calcext:value-type="float">
            <text:p>0.06438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9" calcext:value-type="float">
            <text:p>0.06479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74" calcext:value-type="float">
            <text:p>0.06474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222" calcext:value-type="float">
            <text:p>0.06222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97" calcext:value-type="float">
            <text:p>0.06397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05" calcext:value-type="float">
            <text:p>0.0640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205" calcext:value-type="float">
            <text:p>0.06205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62" calcext:value-type="float">
            <text:p>0.06462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3" calcext:value-type="float">
            <text:p>0.06423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6" calcext:value-type="float">
            <text:p>0.06426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1" calcext:value-type="float">
            <text:p>0.0641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206" calcext:value-type="float">
            <text:p>0.06206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319" calcext:value-type="float">
            <text:p>0.063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2" calcext:value-type="float">
            <text:p>0.06432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3" calcext:value-type="float">
            <text:p>0.06423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6319" calcext:value-type="float">
            <text:p>0.063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26" calcext:value-type="float">
            <text:p>0.06426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9" calcext:value-type="float">
            <text:p>0.06439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8" calcext:value-type="float">
            <text:p>0.06448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.06313" calcext:value-type="float">
            <text:p>0.063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1" calcext:value-type="float">
            <text:p>0.0643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17" calcext:value-type="float">
            <text:p>0.06417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6214" calcext:value-type="float">
            <text:p>0.06214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1" calcext:value-type="float">
            <text:p>0.06431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291" calcext:value-type="float">
            <text:p>0.06291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308" calcext:value-type="float">
            <text:p>0.063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38" calcext:value-type="float">
            <text:p>0.06438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199" calcext:value-type="float">
            <text:p>0.06199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49" calcext:value-type="float">
            <text:p>0.06449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6167" calcext:value-type="float">
            <text:p>0.06167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8" calcext:value-type="float">
            <text:p>0.06658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489" calcext:value-type="float">
            <text:p>0.06489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691" calcext:value-type="float">
            <text:p>0.06691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2" calcext:value-type="float">
            <text:p>0.06652</text:p>
          </table:table-cell>
          <table:table-cell office:value-type="float" office:value="0.06704" calcext:value-type="float">
            <text:p>0.06704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4" calcext:value-type="float">
            <text:p>0.06654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06596" calcext:value-type="float">
            <text:p>0.0659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6" calcext:value-type="float">
            <text:p>0.06666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23" calcext:value-type="float">
            <text:p>0.06623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9" calcext:value-type="float">
            <text:p>0.06689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6" calcext:value-type="float">
            <text:p>0.06686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603" calcext:value-type="float">
            <text:p>0.0660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06732" calcext:value-type="float">
            <text:p>0.06732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25" calcext:value-type="float">
            <text:p>0.06725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6703" calcext:value-type="float">
            <text:p>0.06703</text:p>
          </table:table-cell>
          <table:table-cell office:value-type="float" office:value="0.06584" calcext:value-type="float">
            <text:p>0.065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42" calcext:value-type="float">
            <text:p>0.06742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06715" calcext:value-type="float">
            <text:p>0.06715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5" calcext:value-type="float">
            <text:p>0.06675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706" calcext:value-type="float">
            <text:p>0.06706</text:p>
          </table:table-cell>
          <table:table-cell office:value-type="float" office:value="0.06606" calcext:value-type="float">
            <text:p>0.066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3" calcext:value-type="float">
            <text:p>0.06663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06568" calcext:value-type="float">
            <text:p>0.065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6" calcext:value-type="float">
            <text:p>0.06676</text:p>
          </table:table-cell>
          <table:table-cell office:value-type="float" office:value="0.06689" calcext:value-type="float">
            <text:p>0.06689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502" calcext:value-type="float">
            <text:p>0.06502</text:p>
          </table:table-cell>
          <table:table-cell office:value-type="float" office:value="0.06771" calcext:value-type="float">
            <text:p>0.06771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45" calcext:value-type="float">
            <text:p>0.06645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59" calcext:value-type="float">
            <text:p>0.0659</text:p>
          </table:table-cell>
          <table:table-cell office:value-type="float" office:value="0.06709" calcext:value-type="float">
            <text:p>0.06709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6" calcext:value-type="float">
            <text:p>0.06656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8" calcext:value-type="float">
            <text:p>0.06668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794" calcext:value-type="float">
            <text:p>0.06794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0.06622" calcext:value-type="float">
            <text:p>0.066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7" calcext:value-type="float">
            <text:p>0.06657</text:p>
          </table:table-cell>
          <table:table-cell office:value-type="float" office:value="0.06691" calcext:value-type="float">
            <text:p>0.06691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2" calcext:value-type="float">
            <text:p>0.06662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788" calcext:value-type="float">
            <text:p>0.06788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6" calcext:value-type="float">
            <text:p>0.06676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827" calcext:value-type="float">
            <text:p>0.06827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3" calcext:value-type="float">
            <text:p>0.06673</text:p>
          </table:table-cell>
          <table:table-cell office:value-type="float" office:value="0.06692" calcext:value-type="float">
            <text:p>0.06692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4" calcext:value-type="float">
            <text:p>0.066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6" calcext:value-type="float">
            <text:p>0.06656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4" calcext:value-type="float">
            <text:p>0.06654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8" calcext:value-type="float">
            <text:p>0.06668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816" calcext:value-type="float">
            <text:p>0.06816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8" calcext:value-type="float">
            <text:p>0.06678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802" calcext:value-type="float">
            <text:p>0.06802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02" calcext:value-type="float">
            <text:p>0.06702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771" calcext:value-type="float">
            <text:p>0.0677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796" calcext:value-type="float">
            <text:p>0.06796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8" calcext:value-type="float">
            <text:p>0.06678</text:p>
          </table:table-cell>
          <table:table-cell office:value-type="float" office:value="0.06704" calcext:value-type="float">
            <text:p>0.06704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9" calcext:value-type="float">
            <text:p>0.06669</text:p>
          </table:table-cell>
          <table:table-cell office:value-type="float" office:value="0.06716" calcext:value-type="float">
            <text:p>0.06716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4" calcext:value-type="float">
            <text:p>0.06664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785" calcext:value-type="float">
            <text:p>0.06785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43" calcext:value-type="float">
            <text:p>0.06643</text:p>
          </table:table-cell>
          <table:table-cell office:value-type="float" office:value="0.06661" calcext:value-type="float">
            <text:p>0.06661</text:p>
          </table:table-cell>
          <table:table-cell office:value-type="float" office:value="0.06383" calcext:value-type="float">
            <text:p>0.06383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785" calcext:value-type="float">
            <text:p>0.06785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.06674" calcext:value-type="float">
            <text:p>0.06674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711" calcext:value-type="float">
            <text:p>0.06711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1" calcext:value-type="float">
            <text:p>0.06671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787" calcext:value-type="float">
            <text:p>0.06787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2" calcext:value-type="float">
            <text:p>0.06682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2" calcext:value-type="float">
            <text:p>0.06682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9" calcext:value-type="float">
            <text:p>0.0667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6" calcext:value-type="float">
            <text:p>0.06676</text:p>
          </table:table-cell>
          <table:table-cell office:value-type="float" office:value="0.06662" calcext:value-type="float">
            <text:p>0.06662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92" calcext:value-type="float">
            <text:p>0.065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8" calcext:value-type="float">
            <text:p>0.06678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703" calcext:value-type="float">
            <text:p>0.06703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7" calcext:value-type="float">
            <text:p>0.06667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5" calcext:value-type="float">
            <text:p>0.06665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" calcext:value-type="float">
            <text:p>0.0666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44" calcext:value-type="float">
            <text:p>0.06644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4" calcext:value-type="float">
            <text:p>0.0665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6386" calcext:value-type="float">
            <text:p>0.06386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5" calcext:value-type="float">
            <text:p>0.06695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8" calcext:value-type="float">
            <text:p>0.06698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7" calcext:value-type="float">
            <text:p>0.06697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7" calcext:value-type="float">
            <text:p>0.06697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0.06703" calcext:value-type="float">
            <text:p>0.06703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25" calcext:value-type="float">
            <text:p>0.06725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06534" calcext:value-type="float">
            <text:p>0.06534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37" calcext:value-type="float">
            <text:p>0.06737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42" calcext:value-type="float">
            <text:p>0.06742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88" calcext:value-type="float">
            <text:p>0.06688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5" calcext:value-type="float">
            <text:p>0.0667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06334" calcext:value-type="float">
            <text:p>0.06334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11" calcext:value-type="float">
            <text:p>0.06711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789" calcext:value-type="float">
            <text:p>0.06789</text:p>
          </table:table-cell>
          <table:table-cell office:value-type="float" office:value="0.06541" calcext:value-type="float">
            <text:p>0.065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57" calcext:value-type="float">
            <text:p>0.06657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16" calcext:value-type="float">
            <text:p>0.06716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771" calcext:value-type="float">
            <text:p>0.06771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4" calcext:value-type="float">
            <text:p>0.06694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6" calcext:value-type="float">
            <text:p>0.06696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7" calcext:value-type="float">
            <text:p>0.0667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733" calcext:value-type="float">
            <text:p>0.06733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28" calcext:value-type="float">
            <text:p>0.06628</text:p>
          </table:table-cell>
          <table:table-cell office:value-type="float" office:value="0.06693" calcext:value-type="float">
            <text:p>0.06693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23" calcext:value-type="float">
            <text:p>0.06723</text:p>
          </table:table-cell>
          <table:table-cell office:value-type="float" office:value="0.06705" calcext:value-type="float">
            <text:p>0.06705</text:p>
          </table:table-cell>
          <table:table-cell office:value-type="float" office:value="0.06383" calcext:value-type="float">
            <text:p>0.06383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96" calcext:value-type="float">
            <text:p>0.06696</text:p>
          </table:table-cell>
          <table:table-cell office:value-type="float" office:value="0.06691" calcext:value-type="float">
            <text:p>0.06691</text:p>
          </table:table-cell>
          <table:table-cell office:value-type="float" office:value="0.06385" calcext:value-type="float">
            <text:p>0.06385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03" calcext:value-type="float">
            <text:p>0.06703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4" calcext:value-type="float">
            <text:p>0.05764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6038" calcext:value-type="float">
            <text:p>0.060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6" calcext:value-type="float">
            <text:p>0.05766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6032" calcext:value-type="float">
            <text:p>0.0603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0.05974" calcext:value-type="float">
            <text:p>0.05974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9" calcext:value-type="float">
            <text:p>0.05769</text:p>
          </table:table-cell>
          <table:table-cell office:value-type="float" office:value="0.05974" calcext:value-type="float">
            <text:p>0.05974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0.06052" calcext:value-type="float">
            <text:p>0.0605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42" calcext:value-type="float">
            <text:p>0.05742</text:p>
          </table:table-cell>
          <table:table-cell office:value-type="float" office:value="0.05921" calcext:value-type="float">
            <text:p>0.05921</text:p>
          </table:table-cell>
          <table:table-cell office:value-type="float" office:value="0.06055" calcext:value-type="float">
            <text:p>0.06055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203" calcext:value-type="float">
            <text:p>0.06203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19" calcext:value-type="float">
            <text:p>0.05819</text:p>
          </table:table-cell>
          <table:table-cell office:value-type="float" office:value="0.05964" calcext:value-type="float">
            <text:p>0.05964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6005" calcext:value-type="float">
            <text:p>0.06005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2" calcext:value-type="float">
            <text:p>0.05762</text:p>
          </table:table-cell>
          <table:table-cell office:value-type="float" office:value="0.05937" calcext:value-type="float">
            <text:p>0.05937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003" calcext:value-type="float">
            <text:p>0.06003</text:p>
          </table:table-cell>
          <table:table-cell office:value-type="float" office:value="0.06274" calcext:value-type="float">
            <text:p>0.06274</text:p>
          </table:table-cell>
          <table:table-cell office:value-type="float" office:value="0.06204" calcext:value-type="float">
            <text:p>0.06204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6" calcext:value-type="float">
            <text:p>0.05756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06036" calcext:value-type="float">
            <text:p>0.06036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3" calcext:value-type="float">
            <text:p>0.05753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05974" calcext:value-type="float">
            <text:p>0.05974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6" calcext:value-type="float">
            <text:p>0.05756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3" calcext:value-type="float">
            <text:p>0.05763</text:p>
          </table:table-cell>
          <table:table-cell office:value-type="float" office:value="0.05906" calcext:value-type="float">
            <text:p>0.05906</text:p>
          </table:table-cell>
          <table:table-cell office:value-type="float" office:value="0.06026" calcext:value-type="float">
            <text:p>0.06026</text:p>
          </table:table-cell>
          <table:table-cell office:value-type="float" office:value="0.05964" calcext:value-type="float">
            <text:p>0.05964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2" calcext:value-type="float">
            <text:p>0.05762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06273" calcext:value-type="float">
            <text:p>0.06273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94" calcext:value-type="float">
            <text:p>0.05794</text:p>
          </table:table-cell>
          <table:table-cell office:value-type="float" office:value="0.05934" calcext:value-type="float">
            <text:p>0.05934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5982" calcext:value-type="float">
            <text:p>0.05982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6157" calcext:value-type="float">
            <text:p>0.06157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9" calcext:value-type="float">
            <text:p>0.05759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06283" calcext:value-type="float">
            <text:p>0.06283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1" calcext:value-type="float">
            <text:p>0.05761</text:p>
          </table:table-cell>
          <table:table-cell office:value-type="float" office:value="0.05927" calcext:value-type="float">
            <text:p>0.05927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7" calcext:value-type="float">
            <text:p>0.05757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5993" calcext:value-type="float">
            <text:p>0.05993</text:p>
          </table:table-cell>
          <table:table-cell office:value-type="float" office:value="0.06283" calcext:value-type="float">
            <text:p>0.06283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4" calcext:value-type="float">
            <text:p>0.05774</text:p>
          </table:table-cell>
          <table:table-cell office:value-type="float" office:value="0.05927" calcext:value-type="float">
            <text:p>0.05927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5996" calcext:value-type="float">
            <text:p>0.05996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2" calcext:value-type="float">
            <text:p>0.05752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5998" calcext:value-type="float">
            <text:p>0.05998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.06052" calcext:value-type="float">
            <text:p>0.06052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3" calcext:value-type="float">
            <text:p>0.05763</text:p>
          </table:table-cell>
          <table:table-cell office:value-type="float" office:value="0.05942" calcext:value-type="float">
            <text:p>0.05942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7" calcext:value-type="float">
            <text:p>0.05757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298" calcext:value-type="float">
            <text:p>0.06298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85" calcext:value-type="float">
            <text:p>0.05785</text:p>
          </table:table-cell>
          <table:table-cell office:value-type="float" office:value="0.05925" calcext:value-type="float">
            <text:p>0.05925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6231" calcext:value-type="float">
            <text:p>0.06231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089" calcext:value-type="float">
            <text:p>0.06089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3" calcext:value-type="float">
            <text:p>0.05773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6" calcext:value-type="float">
            <text:p>0.06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41" calcext:value-type="float">
            <text:p>0.05741</text:p>
          </table:table-cell>
          <table:table-cell office:value-type="float" office:value="0.05905" calcext:value-type="float">
            <text:p>0.05905</text:p>
          </table:table-cell>
          <table:table-cell office:value-type="float" office:value="0.06051" calcext:value-type="float">
            <text:p>0.06051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156" calcext:value-type="float">
            <text:p>0.06156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7" calcext:value-type="float">
            <text:p>0.05767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06269" calcext:value-type="float">
            <text:p>0.06269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7" calcext:value-type="float">
            <text:p>0.05767</text:p>
          </table:table-cell>
          <table:table-cell office:value-type="float" office:value="0.06266" calcext:value-type="float">
            <text:p>0.06266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26" calcext:value-type="float">
            <text:p>0.05826</text:p>
          </table:table-cell>
          <table:table-cell office:value-type="float" office:value="0.05982" calcext:value-type="float">
            <text:p>0.0598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26" calcext:value-type="float">
            <text:p>0.05826</text:p>
          </table:table-cell>
          <table:table-cell office:value-type="float" office:value="0.06013" calcext:value-type="float">
            <text:p>0.06013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6321" calcext:value-type="float">
            <text:p>0.06321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88" calcext:value-type="float">
            <text:p>0.05788</text:p>
          </table:table-cell>
          <table:table-cell office:value-type="float" office:value="0.05947" calcext:value-type="float">
            <text:p>0.05947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85" calcext:value-type="float">
            <text:p>0.05785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5987" calcext:value-type="float">
            <text:p>0.05987</text:p>
          </table:table-cell>
          <table:table-cell office:value-type="float" office:value="0.06254" calcext:value-type="float">
            <text:p>0.0625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82" calcext:value-type="float">
            <text:p>0.06082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87" calcext:value-type="float">
            <text:p>0.06187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0.06004" calcext:value-type="float">
            <text:p>0.06004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54" calcext:value-type="float">
            <text:p>0.05854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6207" calcext:value-type="float">
            <text:p>0.0620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43" calcext:value-type="float">
            <text:p>0.05843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86" calcext:value-type="float">
            <text:p>0.05786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5996" calcext:value-type="float">
            <text:p>0.05996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2" calcext:value-type="float">
            <text:p>0.05772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38" calcext:value-type="float">
            <text:p>0.05838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342" calcext:value-type="float">
            <text:p>0.06342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55" calcext:value-type="float">
            <text:p>0.05855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0.06157" calcext:value-type="float">
            <text:p>0.06157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63" calcext:value-type="float">
            <text:p>0.05863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8" calcext:value-type="float">
            <text:p>0.05768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5991" calcext:value-type="float">
            <text:p>0.05991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162" calcext:value-type="float">
            <text:p>0.0616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86" calcext:value-type="float">
            <text:p>0.05786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5993" calcext:value-type="float">
            <text:p>0.05993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7" calcext:value-type="float">
            <text:p>0.05757</text:p>
          </table:table-cell>
          <table:table-cell office:value-type="float" office:value="0.05931" calcext:value-type="float">
            <text:p>0.05931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2" calcext:value-type="float">
            <text:p>0.05762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5974" calcext:value-type="float">
            <text:p>0.05974</text:p>
          </table:table-cell>
          <table:table-cell office:value-type="float" office:value="0.06245" calcext:value-type="float">
            <text:p>0.06245</text:p>
          </table:table-cell>
          <table:table-cell office:value-type="float" office:value="0.06194" calcext:value-type="float">
            <text:p>0.06194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98" calcext:value-type="float">
            <text:p>0.05798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6045" calcext:value-type="float">
            <text:p>0.06045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6212" calcext:value-type="float">
            <text:p>0.06212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8" calcext:value-type="float">
            <text:p>0.05778</text:p>
          </table:table-cell>
          <table:table-cell office:value-type="float" office:value="0.05945" calcext:value-type="float">
            <text:p>0.05945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92" calcext:value-type="float">
            <text:p>0.05792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5979" calcext:value-type="float">
            <text:p>0.05979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23" calcext:value-type="float">
            <text:p>0.05823</text:p>
          </table:table-cell>
          <table:table-cell office:value-type="float" office:value="0.06002" calcext:value-type="float">
            <text:p>0.06002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834" calcext:value-type="float">
            <text:p>0.05834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032" calcext:value-type="float">
            <text:p>0.06032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6234" calcext:value-type="float">
            <text:p>0.06234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2" calcext:value-type="float">
            <text:p>0.05762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032" calcext:value-type="float">
            <text:p>0.06032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2" calcext:value-type="float">
            <text:p>0.05772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6281" calcext:value-type="float">
            <text:p>0.06281</text:p>
          </table:table-cell>
          <table:table-cell office:value-type="float" office:value="0.06182" calcext:value-type="float">
            <text:p>0.06182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59" calcext:value-type="float">
            <text:p>0.0575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06288" calcext:value-type="float">
            <text:p>0.06288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73" calcext:value-type="float">
            <text:p>0.05773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44" calcext:value-type="float">
            <text:p>0.0574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036" calcext:value-type="float">
            <text:p>0.060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5" calcext:value-type="float">
            <text:p>0.05765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6156" calcext:value-type="float">
            <text:p>0.06156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6036" calcext:value-type="float">
            <text:p>0.060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4" calcext:value-type="float">
            <text:p>0.05764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6054" calcext:value-type="float">
            <text:p>0.06054</text:p>
          </table:table-cell>
          <table:table-cell office:value-type="float" office:value="0.06" calcext:value-type="float">
            <text:p>0.06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767" calcext:value-type="float">
            <text:p>0.05767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84" calcext:value-type="float">
            <text:p>0.0618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07341" calcext:value-type="float">
            <text:p>0.073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55" calcext:value-type="float">
            <text:p>0.06255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312" calcext:value-type="float">
            <text:p>0.06312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844" calcext:value-type="float">
            <text:p>0.06844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23" calcext:value-type="float">
            <text:p>0.06323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07352" calcext:value-type="float">
            <text:p>0.073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75" calcext:value-type="float">
            <text:p>0.06375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94" calcext:value-type="float">
            <text:p>0.06294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6238" calcext:value-type="float">
            <text:p>0.06238</text:p>
          </table:table-cell>
          <table:table-cell office:value-type="float" office:value="0.06354" calcext:value-type="float">
            <text:p>0.06354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93" calcext:value-type="float">
            <text:p>0.06293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6986" calcext:value-type="float">
            <text:p>0.06986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3" calcext:value-type="float">
            <text:p>0.06153</text:p>
          </table:table-cell>
          <table:table-cell office:value-type="float" office:value="0.06557" calcext:value-type="float">
            <text:p>0.06557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7181" calcext:value-type="float">
            <text:p>0.07181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14" calcext:value-type="float">
            <text:p>0.06114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418" calcext:value-type="float">
            <text:p>0.074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32" calcext:value-type="float">
            <text:p>0.06132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05" calcext:value-type="float">
            <text:p>0.0630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6228" calcext:value-type="float">
            <text:p>0.06228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7424" calcext:value-type="float">
            <text:p>0.074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72" calcext:value-type="float">
            <text:p>0.06272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6412" calcext:value-type="float">
            <text:p>0.06412</text:p>
          </table:table-cell>
          <table:table-cell office:value-type="float" office:value="0.06334" calcext:value-type="float">
            <text:p>0.06334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63" calcext:value-type="float">
            <text:p>0.06163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124" calcext:value-type="float">
            <text:p>0.07124</text:p>
          </table:table-cell>
          <table:table-cell office:value-type="float" office:value="0.07443" calcext:value-type="float">
            <text:p>0.074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87" calcext:value-type="float">
            <text:p>0.06387</text:p>
          </table:table-cell>
          <table:table-cell office:value-type="float" office:value="0.06595" calcext:value-type="float">
            <text:p>0.06595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867" calcext:value-type="float">
            <text:p>0.06867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72" calcext:value-type="float">
            <text:p>0.06372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97" calcext:value-type="float">
            <text:p>0.06197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7018" calcext:value-type="float">
            <text:p>0.07018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31" calcext:value-type="float">
            <text:p>0.06231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99" calcext:value-type="float">
            <text:p>0.06299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7006" calcext:value-type="float">
            <text:p>0.07006</text:p>
          </table:table-cell>
          <table:table-cell office:value-type="float" office:value="0.07487" calcext:value-type="float">
            <text:p>0.074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98" calcext:value-type="float">
            <text:p>0.06198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859" calcext:value-type="float">
            <text:p>0.06859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5" calcext:value-type="float">
            <text:p>0.0614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856" calcext:value-type="float">
            <text:p>0.06856</text:p>
          </table:table-cell>
          <table:table-cell office:value-type="float" office:value="0.07019" calcext:value-type="float">
            <text:p>0.07019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43" calcext:value-type="float">
            <text:p>0.06243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851" calcext:value-type="float">
            <text:p>0.06851</text:p>
          </table:table-cell>
          <table:table-cell office:value-type="float" office:value="0.06996" calcext:value-type="float">
            <text:p>0.06996</text:p>
          </table:table-cell>
          <table:table-cell office:value-type="float" office:value="0.07465" calcext:value-type="float">
            <text:p>0.074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1" calcext:value-type="float">
            <text:p>0.06151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851" calcext:value-type="float">
            <text:p>0.06851</text:p>
          </table:table-cell>
          <table:table-cell office:value-type="float" office:value="0.07" calcext:value-type="float">
            <text:p>0.07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6" calcext:value-type="float">
            <text:p>0.06126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412" calcext:value-type="float">
            <text:p>0.074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5" calcext:value-type="float">
            <text:p>0.06155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6996" calcext:value-type="float">
            <text:p>0.06996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03" calcext:value-type="float">
            <text:p>0.06303</text:p>
          </table:table-cell>
          <table:table-cell office:value-type="float" office:value="0.06511" calcext:value-type="float">
            <text:p>0.06511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988" calcext:value-type="float">
            <text:p>0.06988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7" calcext:value-type="float">
            <text:p>0.0617</text:p>
          </table:table-cell>
          <table:table-cell office:value-type="float" office:value="0.06535" calcext:value-type="float">
            <text:p>0.06535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7508" calcext:value-type="float">
            <text:p>0.075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8" calcext:value-type="float">
            <text:p>0.06148</text:p>
          </table:table-cell>
          <table:table-cell office:value-type="float" office:value="0.06557" calcext:value-type="float">
            <text:p>0.06557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7076" calcext:value-type="float">
            <text:p>0.07076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7" calcext:value-type="float">
            <text:p>0.06157</text:p>
          </table:table-cell>
          <table:table-cell office:value-type="float" office:value="0.06562" calcext:value-type="float">
            <text:p>0.06562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3" calcext:value-type="float">
            <text:p>0.06153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7543" calcext:value-type="float">
            <text:p>0.075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6" calcext:value-type="float">
            <text:p>0.06126</text:p>
          </table:table-cell>
          <table:table-cell office:value-type="float" office:value="0.06799" calcext:value-type="float">
            <text:p>0.06799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07526" calcext:value-type="float">
            <text:p>0.075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34" calcext:value-type="float">
            <text:p>0.06134</text:p>
          </table:table-cell>
          <table:table-cell office:value-type="float" office:value="0.06514" calcext:value-type="float">
            <text:p>0.0651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6951" calcext:value-type="float">
            <text:p>0.06951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9" calcext:value-type="float">
            <text:p>0.06149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7159" calcext:value-type="float">
            <text:p>0.07159</text:p>
          </table:table-cell>
          <table:table-cell office:value-type="float" office:value="0.06948" calcext:value-type="float">
            <text:p>0.06948</text:p>
          </table:table-cell>
          <table:table-cell office:value-type="float" office:value="0.07462" calcext:value-type="float">
            <text:p>0.074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2" calcext:value-type="float">
            <text:p>0.06142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0.07447" calcext:value-type="float">
            <text:p>0.074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68" calcext:value-type="float">
            <text:p>0.06168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6341" calcext:value-type="float">
            <text:p>0.06341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6917" calcext:value-type="float">
            <text:p>0.06917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7444" calcext:value-type="float">
            <text:p>0.074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84" calcext:value-type="float">
            <text:p>0.06184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07452" calcext:value-type="float">
            <text:p>0.074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3" calcext:value-type="float">
            <text:p>0.06143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06277" calcext:value-type="float">
            <text:p>0.06277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7436" calcext:value-type="float">
            <text:p>0.074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7" calcext:value-type="float">
            <text:p>0.06147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7067" calcext:value-type="float">
            <text:p>0.07067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07418" calcext:value-type="float">
            <text:p>0.074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384" calcext:value-type="float">
            <text:p>0.06384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932" calcext:value-type="float">
            <text:p>0.06932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14" calcext:value-type="float">
            <text:p>0.06114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6233" calcext:value-type="float">
            <text:p>0.06233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07492" calcext:value-type="float">
            <text:p>0.074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78" calcext:value-type="float">
            <text:p>0.06278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283" calcext:value-type="float">
            <text:p>0.06283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7" calcext:value-type="float">
            <text:p>0.06147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07018" calcext:value-type="float">
            <text:p>0.07018</text:p>
          </table:table-cell>
          <table:table-cell office:value-type="float" office:value="0.07458" calcext:value-type="float">
            <text:p>0.074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8" calcext:value-type="float">
            <text:p>0.06148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17" calcext:value-type="float">
            <text:p>0.06117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993" calcext:value-type="float">
            <text:p>0.06993</text:p>
          </table:table-cell>
          <table:table-cell office:value-type="float" office:value="0.07462" calcext:value-type="float">
            <text:p>0.074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" calcext:value-type="float">
            <text:p>0.061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497" calcext:value-type="float">
            <text:p>0.0749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54" calcext:value-type="float">
            <text:p>0.06254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62" calcext:value-type="float">
            <text:p>0.06162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06997" calcext:value-type="float">
            <text:p>0.06997</text:p>
          </table:table-cell>
          <table:table-cell office:value-type="float" office:value="0.07572" calcext:value-type="float">
            <text:p>0.075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8" calcext:value-type="float">
            <text:p>0.06158</text:p>
          </table:table-cell>
          <table:table-cell office:value-type="float" office:value="0.06564" calcext:value-type="float">
            <text:p>0.06564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273" calcext:value-type="float">
            <text:p>0.06273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06993" calcext:value-type="float">
            <text:p>0.06993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48" calcext:value-type="float">
            <text:p>0.06248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07002" calcext:value-type="float">
            <text:p>0.07002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17" calcext:value-type="float">
            <text:p>0.06217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363" calcext:value-type="float">
            <text:p>0.06363</text:p>
          </table:table-cell>
          <table:table-cell office:value-type="float" office:value="0.06252" calcext:value-type="float">
            <text:p>0.06252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15" calcext:value-type="float">
            <text:p>0.0621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6286" calcext:value-type="float">
            <text:p>0.06286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6986" calcext:value-type="float">
            <text:p>0.06986</text:p>
          </table:table-cell>
          <table:table-cell office:value-type="float" office:value="0.07553" calcext:value-type="float">
            <text:p>0.075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43" calcext:value-type="float">
            <text:p>0.06143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06286" calcext:value-type="float">
            <text:p>0.06286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0.06984" calcext:value-type="float">
            <text:p>0.06984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25" calcext:value-type="float">
            <text:p>0.06225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7014" calcext:value-type="float">
            <text:p>0.07014</text:p>
          </table:table-cell>
          <table:table-cell office:value-type="float" office:value="0.06991" calcext:value-type="float">
            <text:p>0.06991</text:p>
          </table:table-cell>
          <table:table-cell office:value-type="float" office:value="0.07568" calcext:value-type="float">
            <text:p>0.075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268" calcext:value-type="float">
            <text:p>0.06268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844" calcext:value-type="float">
            <text:p>0.06844</text:p>
          </table:table-cell>
          <table:table-cell office:value-type="float" office:value="0.06988" calcext:value-type="float">
            <text:p>0.06988</text:p>
          </table:table-cell>
          <table:table-cell office:value-type="float" office:value="0.07546" calcext:value-type="float">
            <text:p>0.075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7" calcext:value-type="float">
            <text:p>0.06127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0.06342" calcext:value-type="float">
            <text:p>0.06342</text:p>
          </table:table-cell>
          <table:table-cell office:value-type="float" office:value="0.06259" calcext:value-type="float">
            <text:p>0.06259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848" calcext:value-type="float">
            <text:p>0.06848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8" calcext:value-type="float">
            <text:p>0.07008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3" calcext:value-type="float">
            <text:p>0.07003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662" calcext:value-type="float">
            <text:p>0.06662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2" calcext:value-type="float">
            <text:p>0.07002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8" calcext:value-type="float">
            <text:p>0.07008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29" calcext:value-type="float">
            <text:p>0.07029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0.06566" calcext:value-type="float">
            <text:p>0.06566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29" calcext:value-type="float">
            <text:p>0.07029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692" calcext:value-type="float">
            <text:p>0.06692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6" calcext:value-type="float">
            <text:p>0.06996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86" calcext:value-type="float">
            <text:p>0.06986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715" calcext:value-type="float">
            <text:p>0.06715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665" calcext:value-type="float">
            <text:p>0.06665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707" calcext:value-type="float">
            <text:p>0.06707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1" calcext:value-type="float">
            <text:p>0.06991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674" calcext:value-type="float">
            <text:p>0.06674</text:p>
          </table:table-cell>
          <table:table-cell office:value-type="float" office:value="0.06522" calcext:value-type="float">
            <text:p>0.06522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9" calcext:value-type="float">
            <text:p>0.07009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671" calcext:value-type="float">
            <text:p>0.0667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" calcext:value-type="float">
            <text:p>0.0701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7" calcext:value-type="float">
            <text:p>0.06997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" calcext:value-type="float">
            <text:p>0.0699</text:p>
          </table:table-cell>
          <table:table-cell office:value-type="float" office:value="0.06634" calcext:value-type="float">
            <text:p>0.06634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7" calcext:value-type="float">
            <text:p>0.06997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6858" calcext:value-type="float">
            <text:p>0.06858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9" calcext:value-type="float">
            <text:p>0.069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8" calcext:value-type="float">
            <text:p>0.07008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4" calcext:value-type="float">
            <text:p>0.07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96" calcext:value-type="float">
            <text:p>0.06996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06522" calcext:value-type="float">
            <text:p>0.06522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104" calcext:value-type="float">
            <text:p>0.07104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2" calcext:value-type="float">
            <text:p>0.07012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292" calcext:value-type="float">
            <text:p>0.07292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6732" calcext:value-type="float">
            <text:p>0.06732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8" calcext:value-type="float">
            <text:p>0.07038</text:p>
          </table:table-cell>
          <table:table-cell office:value-type="float" office:value="0.06622" calcext:value-type="float">
            <text:p>0.06622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3" calcext:value-type="float">
            <text:p>0.07013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416" calcext:value-type="float">
            <text:p>0.06416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9" calcext:value-type="float">
            <text:p>0.07049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8" calcext:value-type="float">
            <text:p>0.07048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6697" calcext:value-type="float">
            <text:p>0.06697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235" calcext:value-type="float">
            <text:p>0.07235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6711" calcext:value-type="float">
            <text:p>0.06711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7" calcext:value-type="float">
            <text:p>0.0704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653" calcext:value-type="float">
            <text:p>0.0665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27" calcext:value-type="float">
            <text:p>0.07027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4" calcext:value-type="float">
            <text:p>0.07004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6502" calcext:value-type="float">
            <text:p>0.06502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6627" calcext:value-type="float">
            <text:p>0.06627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671" calcext:value-type="float">
            <text:p>0.06671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2" calcext:value-type="float">
            <text:p>0.07042</text:p>
          </table:table-cell>
          <table:table-cell office:value-type="float" office:value="0.06614" calcext:value-type="float">
            <text:p>0.06614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9" calcext:value-type="float">
            <text:p>0.07019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1" calcext:value-type="float">
            <text:p>0.07011</text:p>
          </table:table-cell>
          <table:table-cell office:value-type="float" office:value="0.06586" calcext:value-type="float">
            <text:p>0.0658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658" calcext:value-type="float">
            <text:p>0.06658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66" calcext:value-type="float">
            <text:p>0.07066</text:p>
          </table:table-cell>
          <table:table-cell office:value-type="float" office:value="0.06614" calcext:value-type="float">
            <text:p>0.06614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86" calcext:value-type="float">
            <text:p>0.07086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6726" calcext:value-type="float">
            <text:p>0.06726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6557" calcext:value-type="float">
            <text:p>0.06557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" calcext:value-type="float">
            <text:p>0.0703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693" calcext:value-type="float">
            <text:p>0.06693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4" calcext:value-type="float">
            <text:p>0.07034</text:p>
          </table:table-cell>
          <table:table-cell office:value-type="float" office:value="0.06643" calcext:value-type="float">
            <text:p>0.06643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708" calcext:value-type="float">
            <text:p>0.06708</text:p>
          </table:table-cell>
          <table:table-cell office:value-type="float" office:value="0.06504" calcext:value-type="float">
            <text:p>0.06504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" calcext:value-type="float">
            <text:p>0.0701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6554" calcext:value-type="float">
            <text:p>0.06554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24" calcext:value-type="float">
            <text:p>0.07024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738" calcext:value-type="float">
            <text:p>0.06738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53" calcext:value-type="float">
            <text:p>0.07053</text:p>
          </table:table-cell>
          <table:table-cell office:value-type="float" office:value="0.06619" calcext:value-type="float">
            <text:p>0.06619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709" calcext:value-type="float">
            <text:p>0.06709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18" calcext:value-type="float">
            <text:p>0.07018</text:p>
          </table:table-cell>
          <table:table-cell office:value-type="float" office:value="0.06589" calcext:value-type="float">
            <text:p>0.06589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707" calcext:value-type="float">
            <text:p>0.06707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45" calcext:value-type="float">
            <text:p>0.0704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706" calcext:value-type="float">
            <text:p>0.06706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2" calcext:value-type="float">
            <text:p>0.07002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6519" calcext:value-type="float">
            <text:p>0.06519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54" calcext:value-type="float">
            <text:p>0.07054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5" calcext:value-type="float">
            <text:p>0.07035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26" calcext:value-type="float">
            <text:p>0.07026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6785" calcext:value-type="float">
            <text:p>0.06785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6518" calcext:value-type="float">
            <text:p>0.06518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72" calcext:value-type="float">
            <text:p>0.06972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693" calcext:value-type="float">
            <text:p>0.06693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2" calcext:value-type="float">
            <text:p>0.07002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6732" calcext:value-type="float">
            <text:p>0.06732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424" calcext:value-type="float">
            <text:p>0.06424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" calcext:value-type="float">
            <text:p>0.0679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7248" calcext:value-type="float">
            <text:p>0.07248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1" calcext:value-type="float">
            <text:p>0.06791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07248" calcext:value-type="float">
            <text:p>0.0724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46" calcext:value-type="float">
            <text:p>0.06746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07276" calcext:value-type="float">
            <text:p>0.07276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27" calcext:value-type="float">
            <text:p>0.06727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617" calcext:value-type="float">
            <text:p>0.0661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6" calcext:value-type="float">
            <text:p>0.06856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6942" calcext:value-type="float">
            <text:p>0.06942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3" calcext:value-type="float">
            <text:p>0.0673</text:p>
          </table:table-cell>
          <table:table-cell office:value-type="float" office:value="0.06656" calcext:value-type="float">
            <text:p>0.06656</text:p>
          </table:table-cell>
          <table:table-cell office:value-type="float" office:value="0.07177" calcext:value-type="float">
            <text:p>0.07177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599" calcext:value-type="float">
            <text:p>0.065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41" calcext:value-type="float">
            <text:p>0.06741</text:p>
          </table:table-cell>
          <table:table-cell office:value-type="float" office:value="0.06707" calcext:value-type="float">
            <text:p>0.06707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1" calcext:value-type="float">
            <text:p>0.06841</text:p>
          </table:table-cell>
          <table:table-cell office:value-type="float" office:value="0.06787" calcext:value-type="float">
            <text:p>0.06787</text:p>
          </table:table-cell>
          <table:table-cell office:value-type="float" office:value="0.07114" calcext:value-type="float">
            <text:p>0.07114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8" calcext:value-type="float">
            <text:p>0.06858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1" calcext:value-type="float">
            <text:p>0.06861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.06889" calcext:value-type="float">
            <text:p>0.06889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6452" calcext:value-type="float">
            <text:p>0.06452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1" calcext:value-type="float">
            <text:p>0.06831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653" calcext:value-type="float">
            <text:p>0.066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46" calcext:value-type="float">
            <text:p>0.06746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77" calcext:value-type="float">
            <text:p>0.06777</text:p>
          </table:table-cell>
          <table:table-cell office:value-type="float" office:value="0.06643" calcext:value-type="float">
            <text:p>0.06643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09" calcext:value-type="float">
            <text:p>0.066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59" calcext:value-type="float">
            <text:p>0.06759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6334" calcext:value-type="float">
            <text:p>0.06334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624" calcext:value-type="float">
            <text:p>0.066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77" calcext:value-type="float">
            <text:p>0.06877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63" calcext:value-type="float">
            <text:p>0.06763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7119" calcext:value-type="float">
            <text:p>0.07119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1" calcext:value-type="float">
            <text:p>0.0679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7131" calcext:value-type="float">
            <text:p>0.071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3" calcext:value-type="float">
            <text:p>0.06793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7138" calcext:value-type="float">
            <text:p>0.07138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69" calcext:value-type="float">
            <text:p>0.06769</text:p>
          </table:table-cell>
          <table:table-cell office:value-type="float" office:value="0.06738" calcext:value-type="float">
            <text:p>0.06738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6917" calcext:value-type="float">
            <text:p>0.06917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74" calcext:value-type="float">
            <text:p>0.06774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7145" calcext:value-type="float">
            <text:p>0.07145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7" calcext:value-type="float">
            <text:p>0.06807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168" calcext:value-type="float">
            <text:p>0.07168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2" calcext:value-type="float">
            <text:p>0.06792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7184" calcext:value-type="float">
            <text:p>0.07184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6679" calcext:value-type="float">
            <text:p>0.066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4" calcext:value-type="float">
            <text:p>0.06814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654" calcext:value-type="float">
            <text:p>0.066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7" calcext:value-type="float">
            <text:p>0.06827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489" calcext:value-type="float">
            <text:p>0.06489</text:p>
          </table:table-cell>
          <table:table-cell office:value-type="float" office:value="0.06748" calcext:value-type="float">
            <text:p>0.067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7" calcext:value-type="float">
            <text:p>0.06797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665" calcext:value-type="float">
            <text:p>0.066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6673" calcext:value-type="float">
            <text:p>0.066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1" calcext:value-type="float">
            <text:p>0.06791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1" calcext:value-type="float">
            <text:p>0.06811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0.07139" calcext:value-type="float">
            <text:p>0.07139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389" calcext:value-type="float">
            <text:p>0.06389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681" calcext:value-type="float">
            <text:p>0.0668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6" calcext:value-type="float">
            <text:p>0.06816</text:p>
          </table:table-cell>
          <table:table-cell office:value-type="float" office:value="0.06792" calcext:value-type="float">
            <text:p>0.06792</text:p>
          </table:table-cell>
          <table:table-cell office:value-type="float" office:value="0.07123" calcext:value-type="float">
            <text:p>0.07123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3" calcext:value-type="float">
            <text:p>0.06803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5" calcext:value-type="float">
            <text:p>0.06795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5" calcext:value-type="float">
            <text:p>0.0680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666" calcext:value-type="float">
            <text:p>0.06666</text:p>
          </table:table-cell>
          <table:table-cell office:value-type="float" office:value="0.06642" calcext:value-type="float">
            <text:p>0.066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3" calcext:value-type="float">
            <text:p>0.06813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6903" calcext:value-type="float">
            <text:p>0.06903</text:p>
          </table:table-cell>
          <table:table-cell office:value-type="float" office:value="0.06432" calcext:value-type="float">
            <text:p>0.06432</text:p>
          </table:table-cell>
          <table:table-cell office:value-type="float" office:value="0.06387" calcext:value-type="float">
            <text:p>0.06387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8" calcext:value-type="float">
            <text:p>0.06808</text:p>
          </table:table-cell>
          <table:table-cell office:value-type="float" office:value="0.06788" calcext:value-type="float">
            <text:p>0.06788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5" calcext:value-type="float">
            <text:p>0.06845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6889" calcext:value-type="float">
            <text:p>0.06889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6" calcext:value-type="float">
            <text:p>0.06816</text:p>
          </table:table-cell>
          <table:table-cell office:value-type="float" office:value="0.06785" calcext:value-type="float">
            <text:p>0.06785</text:p>
          </table:table-cell>
          <table:table-cell office:value-type="float" office:value="0.07111" calcext:value-type="float">
            <text:p>0.07111</text:p>
          </table:table-cell>
          <table:table-cell office:value-type="float" office:value="0.06902" calcext:value-type="float">
            <text:p>0.06902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58" calcext:value-type="float">
            <text:p>0.06758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0.07111" calcext:value-type="float">
            <text:p>0.07111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788" calcext:value-type="float">
            <text:p>0.06788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372" calcext:value-type="float">
            <text:p>0.06372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6647" calcext:value-type="float">
            <text:p>0.06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03" calcext:value-type="float">
            <text:p>0.07003</text:p>
          </table:table-cell>
          <table:table-cell office:value-type="float" office:value="0.06779" calcext:value-type="float">
            <text:p>0.06779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646" calcext:value-type="float">
            <text:p>0.066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4" calcext:value-type="float">
            <text:p>0.06804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07051" calcext:value-type="float">
            <text:p>0.07051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3" calcext:value-type="float">
            <text:p>0.06793</text:p>
          </table:table-cell>
          <table:table-cell office:value-type="float" office:value="0.06739" calcext:value-type="float">
            <text:p>0.06739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657" calcext:value-type="float">
            <text:p>0.0665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81" calcext:value-type="float">
            <text:p>0.06781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.06922" calcext:value-type="float">
            <text:p>0.06922</text:p>
          </table:table-cell>
          <table:table-cell office:value-type="float" office:value="0.06434" calcext:value-type="float">
            <text:p>0.06434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1" calcext:value-type="float">
            <text:p>0.06791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7159" calcext:value-type="float">
            <text:p>0.07159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668" calcext:value-type="float">
            <text:p>0.066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78" calcext:value-type="float">
            <text:p>0.06978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06439" calcext:value-type="float">
            <text:p>0.06439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06659" calcext:value-type="float">
            <text:p>0.066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7" calcext:value-type="float">
            <text:p>0.06817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5" calcext:value-type="float">
            <text:p>0.06815</text:p>
          </table:table-cell>
          <table:table-cell office:value-type="float" office:value="0.06749" calcext:value-type="float">
            <text:p>0.06749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87" calcext:value-type="float">
            <text:p>0.06787</text:p>
          </table:table-cell>
          <table:table-cell office:value-type="float" office:value="0.06721" calcext:value-type="float">
            <text:p>0.06721</text:p>
          </table:table-cell>
          <table:table-cell office:value-type="float" office:value="0.07106" calcext:value-type="float">
            <text:p>0.07106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637" calcext:value-type="float">
            <text:p>0.066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8" calcext:value-type="float">
            <text:p>0.06798</text:p>
          </table:table-cell>
          <table:table-cell office:value-type="float" office:value="0.06733" calcext:value-type="float">
            <text:p>0.06733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54" calcext:value-type="float">
            <text:p>0.06754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7156" calcext:value-type="float">
            <text:p>0.07156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371" calcext:value-type="float">
            <text:p>0.06371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3" calcext:value-type="float">
            <text:p>0.06823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6463" calcext:value-type="float">
            <text:p>0.0646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4" calcext:value-type="float">
            <text:p>0.06824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7151" calcext:value-type="float">
            <text:p>0.07151</text:p>
          </table:table-cell>
          <table:table-cell office:value-type="float" office:value="0.06957" calcext:value-type="float">
            <text:p>0.06957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5" calcext:value-type="float">
            <text:p>0.06815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651" calcext:value-type="float">
            <text:p>0.066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7" calcext:value-type="float">
            <text:p>0.06797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07076" calcext:value-type="float">
            <text:p>0.07076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" calcext:value-type="float">
            <text:p>0.0681</text:p>
          </table:table-cell>
          <table:table-cell office:value-type="float" office:value="0.06783" calcext:value-type="float">
            <text:p>0.06783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692" calcext:value-type="float">
            <text:p>0.066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5" calcext:value-type="float">
            <text:p>0.0681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06841" calcext:value-type="float">
            <text:p>0.06841</text:p>
          </table:table-cell>
          <table:table-cell office:value-type="float" office:value="0.06418" calcext:value-type="float">
            <text:p>0.06418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74" calcext:value-type="float">
            <text:p>0.06774</text:p>
          </table:table-cell>
          <table:table-cell office:value-type="float" office:value="0.06717" calcext:value-type="float">
            <text:p>0.06717</text:p>
          </table:table-cell>
          <table:table-cell office:value-type="float" office:value="0.07066" calcext:value-type="float">
            <text:p>0.07066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0.06603" calcext:value-type="float">
            <text:p>0.06603</text:p>
          </table:table-cell>
          <table:table-cell office:value-type="float" office:value="0.06984" calcext:value-type="float">
            <text:p>0.06984</text:p>
          </table:table-cell>
          <table:table-cell office:value-type="float" office:value="0.06867" calcext:value-type="float">
            <text:p>0.06867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6623" calcext:value-type="float">
            <text:p>0.066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52" calcext:value-type="float">
            <text:p>0.06752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376" calcext:value-type="float">
            <text:p>0.06376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83" calcext:value-type="float">
            <text:p>0.06783</text:p>
          </table:table-cell>
          <table:table-cell office:value-type="float" office:value="0.06631" calcext:value-type="float">
            <text:p>0.06631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407" calcext:value-type="float">
            <text:p>0.06407</text:p>
          </table:table-cell>
          <table:table-cell office:value-type="float" office:value="0.06443" calcext:value-type="float">
            <text:p>0.06443</text:p>
          </table:table-cell>
          <table:table-cell office:value-type="float" office:value="0.06658" calcext:value-type="float">
            <text:p>0.066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67" calcext:value-type="float">
            <text:p>0.06767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7067" calcext:value-type="float">
            <text:p>0.07067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636" calcext:value-type="float">
            <text:p>0.066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3" calcext:value-type="float">
            <text:p>0.06813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373" calcext:value-type="float">
            <text:p>0.06373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" calcext:value-type="float">
            <text:p>0.0679</text:p>
          </table:table-cell>
          <table:table-cell office:value-type="float" office:value="0.06658" calcext:value-type="float">
            <text:p>0.06658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82" calcext:value-type="float">
            <text:p>0.06382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" calcext:value-type="float">
            <text:p>0.0679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07031" calcext:value-type="float">
            <text:p>0.07031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6455" calcext:value-type="float">
            <text:p>0.06455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6404" calcext:value-type="float">
            <text:p>0.06404</text:p>
          </table:table-cell>
          <table:table-cell office:value-type="float" office:value="0.06838" calcext:value-type="float">
            <text:p>0.068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3" calcext:value-type="float">
            <text:p>0.06803</text:p>
          </table:table-cell>
          <table:table-cell office:value-type="float" office:value="0.06666" calcext:value-type="float">
            <text:p>0.06666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313" calcext:value-type="float">
            <text:p>0.06313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5" calcext:value-type="float">
            <text:p>0.06895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6823" calcext:value-type="float">
            <text:p>0.06823</text:p>
          </table:table-cell>
          <table:table-cell office:value-type="float" office:value="0.07144" calcext:value-type="float">
            <text:p>0.07144</text:p>
          </table:table-cell>
          <table:table-cell office:value-type="float" office:value="0.07062" calcext:value-type="float">
            <text:p>0.07062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379" calcext:value-type="float">
            <text:p>0.073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13" calcext:value-type="float">
            <text:p>0.06913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0.07085" calcext:value-type="float">
            <text:p>0.07085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6874" calcext:value-type="float">
            <text:p>0.06874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2" calcext:value-type="float">
            <text:p>0.06842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06857" calcext:value-type="float">
            <text:p>0.06857</text:p>
          </table:table-cell>
          <table:table-cell office:value-type="float" office:value="0.06842" calcext:value-type="float">
            <text:p>0.0684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7401" calcext:value-type="float">
            <text:p>0.074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8" calcext:value-type="float">
            <text:p>0.06838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7641" calcext:value-type="float">
            <text:p>0.07641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06802" calcext:value-type="float">
            <text:p>0.06802</text:p>
          </table:table-cell>
          <table:table-cell office:value-type="float" office:value="0.07159" calcext:value-type="float">
            <text:p>0.07159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07718" calcext:value-type="float">
            <text:p>0.07718</text:p>
          </table:table-cell>
          <table:table-cell office:value-type="float" office:value="0.07286" calcext:value-type="float">
            <text:p>0.072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9" calcext:value-type="float">
            <text:p>0.06809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0.07198" calcext:value-type="float">
            <text:p>0.07198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689" calcext:value-type="float">
            <text:p>0.07689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2" calcext:value-type="float">
            <text:p>0.06812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6824" calcext:value-type="float">
            <text:p>0.06824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6941" calcext:value-type="float">
            <text:p>0.06941</text:p>
          </table:table-cell>
          <table:table-cell office:value-type="float" office:value="0.07736" calcext:value-type="float">
            <text:p>0.07736</text:p>
          </table:table-cell>
          <table:table-cell office:value-type="float" office:value="0.07231" calcext:value-type="float">
            <text:p>0.072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1" calcext:value-type="float">
            <text:p>0.06851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7193" calcext:value-type="float">
            <text:p>0.07193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7739" calcext:value-type="float">
            <text:p>0.07739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" calcext:value-type="float">
            <text:p>0.0686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6822" calcext:value-type="float">
            <text:p>0.06822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7574" calcext:value-type="float">
            <text:p>0.07574</text:p>
          </table:table-cell>
          <table:table-cell office:value-type="float" office:value="0.07226" calcext:value-type="float">
            <text:p>0.072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4" calcext:value-type="float">
            <text:p>0.06854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7714" calcext:value-type="float">
            <text:p>0.07714</text:p>
          </table:table-cell>
          <table:table-cell office:value-type="float" office:value="0.07379" calcext:value-type="float">
            <text:p>0.073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9" calcext:value-type="float">
            <text:p>0.06839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7118" calcext:value-type="float">
            <text:p>0.07118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7" calcext:value-type="float">
            <text:p>0.06807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6951" calcext:value-type="float">
            <text:p>0.06951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7662" calcext:value-type="float">
            <text:p>0.07662</text:p>
          </table:table-cell>
          <table:table-cell office:value-type="float" office:value="0.07435" calcext:value-type="float">
            <text:p>0.074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68" calcext:value-type="float">
            <text:p>0.06768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951" calcext:value-type="float">
            <text:p>0.06951</text:p>
          </table:table-cell>
          <table:table-cell office:value-type="float" office:value="0.07616" calcext:value-type="float">
            <text:p>0.07616</text:p>
          </table:table-cell>
          <table:table-cell office:value-type="float" office:value="0.07301" calcext:value-type="float">
            <text:p>0.073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4" calcext:value-type="float">
            <text:p>0.06834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6774" calcext:value-type="float">
            <text:p>0.06774</text:p>
          </table:table-cell>
          <table:table-cell office:value-type="float" office:value="0.07181" calcext:value-type="float">
            <text:p>0.07181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4" calcext:value-type="float">
            <text:p>0.06844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7152" calcext:value-type="float">
            <text:p>0.07152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123" calcext:value-type="float">
            <text:p>0.07123</text:p>
          </table:table-cell>
          <table:table-cell office:value-type="float" office:value="0.07733" calcext:value-type="float">
            <text:p>0.07733</text:p>
          </table:table-cell>
          <table:table-cell office:value-type="float" office:value="0.07319" calcext:value-type="float">
            <text:p>0.073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4" calcext:value-type="float">
            <text:p>0.06844</text:p>
          </table:table-cell>
          <table:table-cell office:value-type="float" office:value="0.06856" calcext:value-type="float">
            <text:p>0.06856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07175" calcext:value-type="float">
            <text:p>0.07175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7705" calcext:value-type="float">
            <text:p>0.07705</text:p>
          </table:table-cell>
          <table:table-cell office:value-type="float" office:value="0.07329" calcext:value-type="float">
            <text:p>0.073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5" calcext:value-type="float">
            <text:p>0.06835</text:p>
          </table:table-cell>
          <table:table-cell office:value-type="float" office:value="0.06874" calcext:value-type="float">
            <text:p>0.06874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7189" calcext:value-type="float">
            <text:p>0.07189</text:p>
          </table:table-cell>
          <table:table-cell office:value-type="float" office:value="0.06963" calcext:value-type="float">
            <text:p>0.06963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7703" calcext:value-type="float">
            <text:p>0.07703</text:p>
          </table:table-cell>
          <table:table-cell office:value-type="float" office:value="0.07329" calcext:value-type="float">
            <text:p>0.073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9" calcext:value-type="float">
            <text:p>0.06829</text:p>
          </table:table-cell>
          <table:table-cell office:value-type="float" office:value="0.06847" calcext:value-type="float">
            <text:p>0.06847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7194" calcext:value-type="float">
            <text:p>0.07194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6" calcext:value-type="float">
            <text:p>0.06866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575" calcext:value-type="float">
            <text:p>0.07575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06" calcext:value-type="float">
            <text:p>0.06906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0.06729" calcext:value-type="float">
            <text:p>0.06729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07559" calcext:value-type="float">
            <text:p>0.07559</text:p>
          </table:table-cell>
          <table:table-cell office:value-type="float" office:value="0.07275" calcext:value-type="float">
            <text:p>0.072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2" calcext:value-type="float">
            <text:p>0.06862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07205" calcext:value-type="float">
            <text:p>0.07205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8" calcext:value-type="float">
            <text:p>0.06858</text:p>
          </table:table-cell>
          <table:table-cell office:value-type="float" office:value="0.06879" calcext:value-type="float">
            <text:p>0.06879</text:p>
          </table:table-cell>
          <table:table-cell office:value-type="float" office:value="0.06794" calcext:value-type="float">
            <text:p>0.06794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6942" calcext:value-type="float">
            <text:p>0.06942</text:p>
          </table:table-cell>
          <table:table-cell office:value-type="float" office:value="0.07605" calcext:value-type="float">
            <text:p>0.0760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4" calcext:value-type="float">
            <text:p>0.06884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6804" calcext:value-type="float">
            <text:p>0.06804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0.07225" calcext:value-type="float">
            <text:p>0.072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2" calcext:value-type="float">
            <text:p>0.06852</text:p>
          </table:table-cell>
          <table:table-cell office:value-type="float" office:value="0.06907" calcext:value-type="float">
            <text:p>0.06907</text:p>
          </table:table-cell>
          <table:table-cell office:value-type="float" office:value="0.06758" calcext:value-type="float">
            <text:p>0.06758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.06868" calcext:value-type="float">
            <text:p>0.06868</text:p>
          </table:table-cell>
          <table:table-cell office:value-type="float" office:value="0.07605" calcext:value-type="float">
            <text:p>0.07605</text:p>
          </table:table-cell>
          <table:table-cell office:value-type="float" office:value="0.07282" calcext:value-type="float">
            <text:p>0.0728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7" calcext:value-type="float">
            <text:p>0.06797</text:p>
          </table:table-cell>
          <table:table-cell office:value-type="float" office:value="0.06866" calcext:value-type="float">
            <text:p>0.06866</text:p>
          </table:table-cell>
          <table:table-cell office:value-type="float" office:value="0.07006" calcext:value-type="float">
            <text:p>0.07006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7354" calcext:value-type="float">
            <text:p>0.073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" calcext:value-type="float">
            <text:p>0.06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38" calcext:value-type="float">
            <text:p>0.06738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6964" calcext:value-type="float">
            <text:p>0.06964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9" calcext:value-type="float">
            <text:p>0.0681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6954" calcext:value-type="float">
            <text:p>0.06954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6" calcext:value-type="float">
            <text:p>0.06806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6817" calcext:value-type="float">
            <text:p>0.06817</text:p>
          </table:table-cell>
          <table:table-cell office:value-type="float" office:value="0.07229" calcext:value-type="float">
            <text:p>0.07229</text:p>
          </table:table-cell>
          <table:table-cell office:value-type="float" office:value="0.07013" calcext:value-type="float">
            <text:p>0.07013</text:p>
          </table:table-cell>
          <table:table-cell office:value-type="float" office:value="0.07" calcext:value-type="float">
            <text:p>0.07</text:p>
          </table:table-cell>
          <table:table-cell office:value-type="float" office:value="0.07634" calcext:value-type="float">
            <text:p>0.07634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1" calcext:value-type="float">
            <text:p>0.06851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6999" calcext:value-type="float">
            <text:p>0.06999</text:p>
          </table:table-cell>
          <table:table-cell office:value-type="float" office:value="0.07012" calcext:value-type="float">
            <text:p>0.07012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7224" calcext:value-type="float">
            <text:p>0.072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4" calcext:value-type="float">
            <text:p>0.06854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0.07067" calcext:value-type="float">
            <text:p>0.07067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7183" calcext:value-type="float">
            <text:p>0.071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1" calcext:value-type="float">
            <text:p>0.06841</text:p>
          </table:table-cell>
          <table:table-cell office:value-type="float" office:value="0.06992" calcext:value-type="float">
            <text:p>0.06992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07677" calcext:value-type="float">
            <text:p>0.07677</text:p>
          </table:table-cell>
          <table:table-cell office:value-type="float" office:value="0.07178" calcext:value-type="float">
            <text:p>0.071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5" calcext:value-type="float">
            <text:p>0.06845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7378" calcext:value-type="float">
            <text:p>0.07378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7929" calcext:value-type="float">
            <text:p>0.07929</text:p>
          </table:table-cell>
          <table:table-cell office:value-type="float" office:value="0.07225" calcext:value-type="float">
            <text:p>0.072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26" calcext:value-type="float">
            <text:p>0.06926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6964" calcext:value-type="float">
            <text:p>0.06964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07567" calcext:value-type="float">
            <text:p>0.07567</text:p>
          </table:table-cell>
          <table:table-cell office:value-type="float" office:value="0.07168" calcext:value-type="float">
            <text:p>0.071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6917" calcext:value-type="float">
            <text:p>0.06917</text:p>
          </table:table-cell>
          <table:table-cell office:value-type="float" office:value="0.07398" calcext:value-type="float">
            <text:p>0.07398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6" calcext:value-type="float">
            <text:p>0.06856</text:p>
          </table:table-cell>
          <table:table-cell office:value-type="float" office:value="0.07014" calcext:value-type="float">
            <text:p>0.07014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.07703" calcext:value-type="float">
            <text:p>0.07703</text:p>
          </table:table-cell>
          <table:table-cell office:value-type="float" office:value="0.07183" calcext:value-type="float">
            <text:p>0.071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3" calcext:value-type="float">
            <text:p>0.06843</text:p>
          </table:table-cell>
          <table:table-cell office:value-type="float" office:value="0.07028" calcext:value-type="float">
            <text:p>0.07028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7413" calcext:value-type="float">
            <text:p>0.07413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8" calcext:value-type="float">
            <text:p>0.06858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7254" calcext:value-type="float">
            <text:p>0.07254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8034" calcext:value-type="float">
            <text:p>0.08034</text:p>
          </table:table-cell>
          <table:table-cell office:value-type="float" office:value="0.07378" calcext:value-type="float">
            <text:p>0.073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7" calcext:value-type="float">
            <text:p>0.06847</text:p>
          </table:table-cell>
          <table:table-cell office:value-type="float" office:value="0.07024" calcext:value-type="float">
            <text:p>0.07024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7612" calcext:value-type="float">
            <text:p>0.07612</text:p>
          </table:table-cell>
          <table:table-cell office:value-type="float" office:value="0.07303" calcext:value-type="float">
            <text:p>0.073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3" calcext:value-type="float">
            <text:p>0.06813</text:p>
          </table:table-cell>
          <table:table-cell office:value-type="float" office:value="0.07037" calcext:value-type="float">
            <text:p>0.07037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7347" calcext:value-type="float">
            <text:p>0.07347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23" calcext:value-type="float">
            <text:p>0.06723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0.06707" calcext:value-type="float">
            <text:p>0.06707</text:p>
          </table:table-cell>
          <table:table-cell office:value-type="float" office:value="0.07191" calcext:value-type="float">
            <text:p>0.07191</text:p>
          </table:table-cell>
          <table:table-cell office:value-type="float" office:value="0.07019" calcext:value-type="float">
            <text:p>0.07019</text:p>
          </table:table-cell>
          <table:table-cell office:value-type="float" office:value="0.06994" calcext:value-type="float">
            <text:p>0.06994</text:p>
          </table:table-cell>
          <table:table-cell office:value-type="float" office:value="0.07637" calcext:value-type="float">
            <text:p>0.07637</text:p>
          </table:table-cell>
          <table:table-cell office:value-type="float" office:value="0.07408" calcext:value-type="float">
            <text:p>0.074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3" calcext:value-type="float">
            <text:p>0.06793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794" calcext:value-type="float">
            <text:p>0.06794</text:p>
          </table:table-cell>
          <table:table-cell office:value-type="float" office:value="0.07085" calcext:value-type="float">
            <text:p>0.07085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6828" calcext:value-type="float">
            <text:p>0.06828</text:p>
          </table:table-cell>
          <table:table-cell office:value-type="float" office:value="0.07577" calcext:value-type="float">
            <text:p>0.07577</text:p>
          </table:table-cell>
          <table:table-cell office:value-type="float" office:value="0.07341" calcext:value-type="float">
            <text:p>0.073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1" calcext:value-type="float">
            <text:p>0.06801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06732" calcext:value-type="float">
            <text:p>0.06732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84" calcext:value-type="float">
            <text:p>0.06884</text:p>
          </table:table-cell>
          <table:table-cell office:value-type="float" office:value="0.07676" calcext:value-type="float">
            <text:p>0.0767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9" calcext:value-type="float">
            <text:p>0.06839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6787" calcext:value-type="float">
            <text:p>0.0678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4" calcext:value-type="float">
            <text:p>0.06884</text:p>
          </table:table-cell>
          <table:table-cell office:value-type="float" office:value="0.07042" calcext:value-type="float">
            <text:p>0.07042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07277" calcext:value-type="float">
            <text:p>0.07277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7287" calcext:value-type="float">
            <text:p>0.072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4" calcext:value-type="float">
            <text:p>0.06884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737" calcext:value-type="float">
            <text:p>0.07737</text:p>
          </table:table-cell>
          <table:table-cell office:value-type="float" office:value="0.07417" calcext:value-type="float">
            <text:p>0.0741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3" calcext:value-type="float">
            <text:p>0.06863</text:p>
          </table:table-cell>
          <table:table-cell office:value-type="float" office:value="0.07012" calcext:value-type="float">
            <text:p>0.07012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0.07168" calcext:value-type="float">
            <text:p>0.071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21" calcext:value-type="float">
            <text:p>0.06921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7936" calcext:value-type="float">
            <text:p>0.07936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42" calcext:value-type="float">
            <text:p>0.06942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7226" calcext:value-type="float">
            <text:p>0.07226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735" calcext:value-type="float">
            <text:p>0.07735</text:p>
          </table:table-cell>
          <table:table-cell office:value-type="float" office:value="0.07366" calcext:value-type="float">
            <text:p>0.0736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" calcext:value-type="float">
            <text:p>0.0682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251" calcext:value-type="float">
            <text:p>0.07251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0.07749" calcext:value-type="float">
            <text:p>0.07749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18" calcext:value-type="float">
            <text:p>0.06918</text:p>
          </table:table-cell>
          <table:table-cell office:value-type="float" office:value="0.07046" calcext:value-type="float">
            <text:p>0.07046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7258" calcext:value-type="float">
            <text:p>0.07258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07718" calcext:value-type="float">
            <text:p>0.07718</text:p>
          </table:table-cell>
          <table:table-cell office:value-type="float" office:value="0.07316" calcext:value-type="float">
            <text:p>0.073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6" calcext:value-type="float">
            <text:p>0.06826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7614" calcext:value-type="float">
            <text:p>0.07614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1" calcext:value-type="float">
            <text:p>0.06801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07005" calcext:value-type="float">
            <text:p>0.07005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07577" calcext:value-type="float">
            <text:p>0.07577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93" calcext:value-type="float">
            <text:p>0.06793</text:p>
          </table:table-cell>
          <table:table-cell office:value-type="float" office:value="0.06787" calcext:value-type="float">
            <text:p>0.06787</text:p>
          </table:table-cell>
          <table:table-cell office:value-type="float" office:value="0.06735" calcext:value-type="float">
            <text:p>0.0673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05" calcext:value-type="float">
            <text:p>0.07705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772" calcext:value-type="float">
            <text:p>0.06772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7037" calcext:value-type="float">
            <text:p>0.07037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0.07741" calcext:value-type="float">
            <text:p>0.07741</text:p>
          </table:table-cell>
          <table:table-cell office:value-type="float" office:value="0.07307" calcext:value-type="float">
            <text:p>0.0730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6596" calcext:value-type="float">
            <text:p>0.06596</text:p>
          </table:table-cell>
          <table:table-cell table:number-columns-repeated="2" office:value-type="float" office:value="0.06147" calcext:value-type="float">
            <text:p>0.06147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6365" calcext:value-type="float">
            <text:p>0.06365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05" calcext:value-type="float">
            <text:p>0.06105</text:p>
          </table:table-cell>
          <table:table-cell office:value-type="float" office:value="0.06078" calcext:value-type="float">
            <text:p>0.06078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.06062" calcext:value-type="float">
            <text:p>0.06062</text:p>
          </table:table-cell>
          <table:table-cell office:value-type="float" office:value="0.06572" calcext:value-type="float">
            <text:p>0.065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7" calcext:value-type="float">
            <text:p>0.06127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593" calcext:value-type="float">
            <text:p>0.06593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54" calcext:value-type="float">
            <text:p>0.06154</text:p>
          </table:table-cell>
          <table:table-cell office:value-type="float" office:value="0.06136" calcext:value-type="float">
            <text:p>0.06136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6179" calcext:value-type="float">
            <text:p>0.06179</text:p>
          </table:table-cell>
          <table:table-cell office:value-type="float" office:value="0.06658" calcext:value-type="float">
            <text:p>0.0665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97" calcext:value-type="float">
            <text:p>0.06097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096" calcext:value-type="float">
            <text:p>0.06096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1" calcext:value-type="float">
            <text:p>0.06081</text:p>
          </table:table-cell>
          <table:table-cell office:value-type="float" office:value="0.06062" calcext:value-type="float">
            <text:p>0.06062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8" calcext:value-type="float">
            <text:p>0.06058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9" calcext:value-type="float">
            <text:p>0.06079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6438" calcext:value-type="float">
            <text:p>0.06438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91" calcext:value-type="float">
            <text:p>0.06091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501" calcext:value-type="float">
            <text:p>0.065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5" calcext:value-type="float">
            <text:p>0.06085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6451" calcext:value-type="float">
            <text:p>0.06451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94" calcext:value-type="float">
            <text:p>0.06094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148" calcext:value-type="float">
            <text:p>0.06148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06" calcext:value-type="float">
            <text:p>0.06106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92" calcext:value-type="float">
            <text:p>0.06092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6535" calcext:value-type="float">
            <text:p>0.06535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355" calcext:value-type="float">
            <text:p>0.06355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7" calcext:value-type="float">
            <text:p>0.06087</text:p>
          </table:table-cell>
          <table:table-cell office:value-type="float" office:value="0.06095" calcext:value-type="float">
            <text:p>0.06095</text:p>
          </table:table-cell>
          <table:table-cell office:value-type="float" office:value="0.06513" calcext:value-type="float">
            <text:p>0.06513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6531" calcext:value-type="float">
            <text:p>0.065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9" calcext:value-type="float">
            <text:p>0.06079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6096" calcext:value-type="float">
            <text:p>0.06096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541" calcext:value-type="float">
            <text:p>0.065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1" calcext:value-type="float">
            <text:p>0.06081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6548" calcext:value-type="float">
            <text:p>0.06548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6527" calcext:value-type="float">
            <text:p>0.0652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26" calcext:value-type="float">
            <text:p>0.06126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6342" calcext:value-type="float">
            <text:p>0.06342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03" calcext:value-type="float">
            <text:p>0.06103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6475" calcext:value-type="float">
            <text:p>0.0647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5" calcext:value-type="float">
            <text:p>0.06085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6535" calcext:value-type="float">
            <text:p>0.06535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9" calcext:value-type="float">
            <text:p>0.06079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1" calcext:value-type="float">
            <text:p>0.06081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5971" calcext:value-type="float">
            <text:p>0.05971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6561" calcext:value-type="float">
            <text:p>0.06561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157" calcext:value-type="float">
            <text:p>0.06157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6584" calcext:value-type="float">
            <text:p>0.065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9" calcext:value-type="float">
            <text:p>0.06069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6565" calcext:value-type="float">
            <text:p>0.06565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9" calcext:value-type="float">
            <text:p>0.06089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4" calcext:value-type="float">
            <text:p>0.06064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6586" calcext:value-type="float">
            <text:p>0.06586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06583" calcext:value-type="float">
            <text:p>0.065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02" calcext:value-type="float">
            <text:p>0.06102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91" calcext:value-type="float">
            <text:p>0.06091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576" calcext:value-type="float">
            <text:p>0.06576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6157" calcext:value-type="float">
            <text:p>0.06157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8" calcext:value-type="float">
            <text:p>0.06078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6378" calcext:value-type="float">
            <text:p>0.06378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6152" calcext:value-type="float">
            <text:p>0.06152</text:p>
          </table:table-cell>
          <table:table-cell office:value-type="float" office:value="0.06091" calcext:value-type="float">
            <text:p>0.06091</text:p>
          </table:table-cell>
          <table:table-cell office:value-type="float" office:value="0.06454" calcext:value-type="float">
            <text:p>0.0645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9" calcext:value-type="float">
            <text:p>0.06089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01" calcext:value-type="float">
            <text:p>0.06101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6425" calcext:value-type="float">
            <text:p>0.06425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06494" calcext:value-type="float">
            <text:p>0.0649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06055" calcext:value-type="float">
            <text:p>0.06055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3" calcext:value-type="float">
            <text:p>0.06083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6428" calcext:value-type="float">
            <text:p>0.06428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" calcext:value-type="float">
            <text:p>0.0606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06291" calcext:value-type="float">
            <text:p>0.06291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5" calcext:value-type="float">
            <text:p>0.06065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6" calcext:value-type="float">
            <text:p>0.06056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091" calcext:value-type="float">
            <text:p>0.06091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3" calcext:value-type="float">
            <text:p>0.06053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06544" calcext:value-type="float">
            <text:p>0.06544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286" calcext:value-type="float">
            <text:p>0.0628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8" calcext:value-type="float">
            <text:p>0.06058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6108" calcext:value-type="float">
            <text:p>0.0610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.06072" calcext:value-type="float">
            <text:p>0.06072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453" calcext:value-type="float">
            <text:p>0.06453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4" calcext:value-type="float">
            <text:p>0.0608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585" calcext:value-type="float">
            <text:p>0.0658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1" calcext:value-type="float">
            <text:p>0.06061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6598" calcext:value-type="float">
            <text:p>0.06598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327" calcext:value-type="float">
            <text:p>0.06327</text:p>
          </table:table-cell>
          <table:table-cell office:value-type="float" office:value="0.06468" calcext:value-type="float">
            <text:p>0.064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3" calcext:value-type="float">
            <text:p>0.06073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9" calcext:value-type="float">
            <text:p>0.06089</text:p>
          </table:table-cell>
          <table:table-cell office:value-type="float" office:value="0.06083" calcext:value-type="float">
            <text:p>0.06083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0.06542" calcext:value-type="float">
            <text:p>0.065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9" calcext:value-type="float">
            <text:p>0.06069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6502" calcext:value-type="float">
            <text:p>0.06502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3" calcext:value-type="float">
            <text:p>0.06063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151" calcext:value-type="float">
            <text:p>0.06151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06509" calcext:value-type="float">
            <text:p>0.0650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" calcext:value-type="float">
            <text:p>0.0606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6133" calcext:value-type="float">
            <text:p>0.06133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1" calcext:value-type="float">
            <text:p>0.06051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105" calcext:value-type="float">
            <text:p>0.06105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0.06329" calcext:value-type="float">
            <text:p>0.06329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4" calcext:value-type="float">
            <text:p>0.06084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6093" calcext:value-type="float">
            <text:p>0.06093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06489" calcext:value-type="float">
            <text:p>0.0648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8" calcext:value-type="float">
            <text:p>0.06058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315" calcext:value-type="float">
            <text:p>0.06315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7" calcext:value-type="float">
            <text:p>0.06057</text:p>
          </table:table-cell>
          <table:table-cell office:value-type="float" office:value="0.06056" calcext:value-type="float">
            <text:p>0.06056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0.06477" calcext:value-type="float">
            <text:p>0.06477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6485" calcext:value-type="float">
            <text:p>0.0648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6" calcext:value-type="float">
            <text:p>0.06056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6445" calcext:value-type="float">
            <text:p>0.06445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493" calcext:value-type="float">
            <text:p>0.064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63" calcext:value-type="float">
            <text:p>0.06063</text:p>
          </table:table-cell>
          <table:table-cell office:value-type="float" office:value="0.06059" calcext:value-type="float">
            <text:p>0.06059</text:p>
          </table:table-cell>
          <table:table-cell office:value-type="float" office:value="0.06537" calcext:value-type="float">
            <text:p>0.06537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323" calcext:value-type="float">
            <text:p>0.06323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53" calcext:value-type="float">
            <text:p>0.06053</text:p>
          </table:table-cell>
          <table:table-cell office:value-type="float" office:value="0.06063" calcext:value-type="float">
            <text:p>0.06063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15" calcext:value-type="float">
            <text:p>0.06115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6511" calcext:value-type="float">
            <text:p>0.065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139" calcext:value-type="float">
            <text:p>0.06139</text:p>
          </table:table-cell>
          <table:table-cell office:value-type="float" office:value="0.06006" calcext:value-type="float">
            <text:p>0.06006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06362" calcext:value-type="float">
            <text:p>0.06362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7" calcext:value-type="float">
            <text:p>0.0607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06525" calcext:value-type="float">
            <text:p>0.06525</text:p>
          </table:table-cell>
          <table:table-cell office:value-type="float" office:value="0.06366" calcext:value-type="float">
            <text:p>0.06366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083" calcext:value-type="float">
            <text:p>0.06083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545" calcext:value-type="float">
            <text:p>0.06545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0.06441" calcext:value-type="float">
            <text:p>0.06441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317" calcext:value-type="float">
            <text:p>0.07317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8208" calcext:value-type="float">
            <text:p>0.08208</text:p>
          </table:table-cell>
          <table:table-cell office:value-type="float" office:value="0.09703" calcext:value-type="float">
            <text:p>0.0970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34" calcext:value-type="float">
            <text:p>0.07534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7319" calcext:value-type="float">
            <text:p>0.07319</text:p>
          </table:table-cell>
          <table:table-cell office:value-type="float" office:value="0.07898" calcext:value-type="float">
            <text:p>0.07898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2" calcext:value-type="float">
            <text:p>0.07572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7697" calcext:value-type="float">
            <text:p>0.07697</text:p>
          </table:table-cell>
          <table:table-cell office:value-type="float" office:value="0.07302" calcext:value-type="float">
            <text:p>0.07302</text:p>
          </table:table-cell>
          <table:table-cell office:value-type="float" office:value="0.07313" calcext:value-type="float">
            <text:p>0.07313</text:p>
          </table:table-cell>
          <table:table-cell office:value-type="float" office:value="0.07884" calcext:value-type="float">
            <text:p>0.07884</text:p>
          </table:table-cell>
          <table:table-cell office:value-type="float" office:value="0.08282" calcext:value-type="float">
            <text:p>0.08282</text:p>
          </table:table-cell>
          <table:table-cell office:value-type="float" office:value="0.09954" calcext:value-type="float">
            <text:p>0.099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5" calcext:value-type="float">
            <text:p>0.0765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7463" calcext:value-type="float">
            <text:p>0.07463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891" calcext:value-type="float">
            <text:p>0.07891</text:p>
          </table:table-cell>
          <table:table-cell office:value-type="float" office:value="0.08346" calcext:value-type="float">
            <text:p>0.08346</text:p>
          </table:table-cell>
          <table:table-cell office:value-type="float" office:value="0.09983" calcext:value-type="float">
            <text:p>0.099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3" calcext:value-type="float">
            <text:p>0.07573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7609" calcext:value-type="float">
            <text:p>0.07609</text:p>
          </table:table-cell>
          <table:table-cell office:value-type="float" office:value="0.07286" calcext:value-type="float">
            <text:p>0.0728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08338" calcext:value-type="float">
            <text:p>0.08338</text:p>
          </table:table-cell>
          <table:table-cell office:value-type="float" office:value="0.09823" calcext:value-type="float">
            <text:p>0.098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69" calcext:value-type="float">
            <text:p>0.07569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07616" calcext:value-type="float">
            <text:p>0.07616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8414" calcext:value-type="float">
            <text:p>0.08414</text:p>
          </table:table-cell>
          <table:table-cell office:value-type="float" office:value="0.09844" calcext:value-type="float">
            <text:p>0.098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4" calcext:value-type="float">
            <text:p>0.07574</text:p>
          </table:table-cell>
          <table:table-cell office:value-type="float" office:value="0.07906" calcext:value-type="float">
            <text:p>0.07906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7316" calcext:value-type="float">
            <text:p>0.07316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01" calcext:value-type="float">
            <text:p>0.07501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07386" calcext:value-type="float">
            <text:p>0.07386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3" calcext:value-type="float">
            <text:p>0.07573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07662" calcext:value-type="float">
            <text:p>0.07662</text:p>
          </table:table-cell>
          <table:table-cell office:value-type="float" office:value="0.07284" calcext:value-type="float">
            <text:p>0.07284</text:p>
          </table:table-cell>
          <table:table-cell office:value-type="float" office:value="0.07312" calcext:value-type="float">
            <text:p>0.07312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8" calcext:value-type="float">
            <text:p>0.0758</text:p>
          </table:table-cell>
          <table:table-cell office:value-type="float" office:value="0.07843" calcext:value-type="float">
            <text:p>0.0784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7291" calcext:value-type="float">
            <text:p>0.07291</text:p>
          </table:table-cell>
          <table:table-cell office:value-type="float" office:value="0.07322" calcext:value-type="float">
            <text:p>0.07322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.08395" calcext:value-type="float">
            <text:p>0.08395</text:p>
          </table:table-cell>
          <table:table-cell office:value-type="float" office:value="0.09143" calcext:value-type="float">
            <text:p>0.091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7" calcext:value-type="float">
            <text:p>0.07577</text:p>
          </table:table-cell>
          <table:table-cell office:value-type="float" office:value="0.07824" calcext:value-type="float">
            <text:p>0.07824</text:p>
          </table:table-cell>
          <table:table-cell office:value-type="float" office:value="0.07631" calcext:value-type="float">
            <text:p>0.07631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8126" calcext:value-type="float">
            <text:p>0.08126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8075" calcext:value-type="float">
            <text:p>0.08075</text:p>
          </table:table-cell>
          <table:table-cell office:value-type="float" office:value="0.08554" calcext:value-type="float">
            <text:p>0.08554</text:p>
          </table:table-cell>
          <table:table-cell office:value-type="float" office:value="0.09025" calcext:value-type="float">
            <text:p>0.090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49" calcext:value-type="float">
            <text:p>0.07549</text:p>
          </table:table-cell>
          <table:table-cell office:value-type="float" office:value="0.07873" calcext:value-type="float">
            <text:p>0.07873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0.07297" calcext:value-type="float">
            <text:p>0.07297</text:p>
          </table:table-cell>
          <table:table-cell office:value-type="float" office:value="0.07301" calcext:value-type="float">
            <text:p>0.07301</text:p>
          </table:table-cell>
          <table:table-cell office:value-type="float" office:value="0.08038" calcext:value-type="float">
            <text:p>0.08038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09731" calcext:value-type="float">
            <text:p>0.097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741" calcext:value-type="float">
            <text:p>0.07741</text:p>
          </table:table-cell>
          <table:table-cell office:value-type="float" office:value="0.07878" calcext:value-type="float">
            <text:p>0.07878</text:p>
          </table:table-cell>
          <table:table-cell office:value-type="float" office:value="0.07677" calcext:value-type="float">
            <text:p>0.07677</text:p>
          </table:table-cell>
          <table:table-cell office:value-type="float" office:value="0.07324" calcext:value-type="float">
            <text:p>0.07324</text:p>
          </table:table-cell>
          <table:table-cell office:value-type="float" office:value="0.07357" calcext:value-type="float">
            <text:p>0.07357</text:p>
          </table:table-cell>
          <table:table-cell office:value-type="float" office:value="0.08197" calcext:value-type="float">
            <text:p>0.08197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0.09515" calcext:value-type="float">
            <text:p>0.095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38" calcext:value-type="float">
            <text:p>0.07638</text:p>
          </table:table-cell>
          <table:table-cell office:value-type="float" office:value="0.07866" calcext:value-type="float">
            <text:p>0.07866</text:p>
          </table:table-cell>
          <table:table-cell office:value-type="float" office:value="0.07747" calcext:value-type="float">
            <text:p>0.07747</text:p>
          </table:table-cell>
          <table:table-cell office:value-type="float" office:value="0.07349" calcext:value-type="float">
            <text:p>0.07349</text:p>
          </table:table-cell>
          <table:table-cell office:value-type="float" office:value="0.07386" calcext:value-type="float">
            <text:p>0.07386</text:p>
          </table:table-cell>
          <table:table-cell office:value-type="float" office:value="0.08169" calcext:value-type="float">
            <text:p>0.08169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62" calcext:value-type="float">
            <text:p>0.07562</text:p>
          </table:table-cell>
          <table:table-cell office:value-type="float" office:value="0.07821" calcext:value-type="float">
            <text:p>0.0782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9428" calcext:value-type="float">
            <text:p>0.094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96" calcext:value-type="float">
            <text:p>0.07496</text:p>
          </table:table-cell>
          <table:table-cell office:value-type="float" office:value="0.07858" calcext:value-type="float">
            <text:p>0.07858</text:p>
          </table:table-cell>
          <table:table-cell office:value-type="float" office:value="0.07759" calcext:value-type="float">
            <text:p>0.07759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8161" calcext:value-type="float">
            <text:p>0.08161</text:p>
          </table:table-cell>
          <table:table-cell office:value-type="float" office:value="0.09759" calcext:value-type="float">
            <text:p>0.097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25" calcext:value-type="float">
            <text:p>0.07525</text:p>
          </table:table-cell>
          <table:table-cell office:value-type="float" office:value="0.07874" calcext:value-type="float">
            <text:p>0.07874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0.07367" calcext:value-type="float">
            <text:p>0.07367</text:p>
          </table:table-cell>
          <table:table-cell office:value-type="float" office:value="0.07983" calcext:value-type="float">
            <text:p>0.07983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09556" calcext:value-type="float">
            <text:p>0.095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03" calcext:value-type="float">
            <text:p>0.07603</text:p>
          </table:table-cell>
          <table:table-cell office:value-type="float" office:value="0.07906" calcext:value-type="float">
            <text:p>0.07906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07316" calcext:value-type="float">
            <text:p>0.07316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77" calcext:value-type="float">
            <text:p>0.08177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38" calcext:value-type="float">
            <text:p>0.07638</text:p>
          </table:table-cell>
          <table:table-cell office:value-type="float" office:value="0.07867" calcext:value-type="float">
            <text:p>0.07867</text:p>
          </table:table-cell>
          <table:table-cell office:value-type="float" office:value="0.07786" calcext:value-type="float">
            <text:p>0.07786</text:p>
          </table:table-cell>
          <table:table-cell office:value-type="float" office:value="0.07405" calcext:value-type="float">
            <text:p>0.07405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8006" calcext:value-type="float">
            <text:p>0.08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9905" calcext:value-type="float">
            <text:p>0.099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849" calcext:value-type="float">
            <text:p>0.07849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7999" calcext:value-type="float">
            <text:p>0.07999</text:p>
          </table:table-cell>
          <table:table-cell office:value-type="float" office:value="0.08254" calcext:value-type="float">
            <text:p>0.08254</text:p>
          </table:table-cell>
          <table:table-cell office:value-type="float" office:value="0.09626" calcext:value-type="float">
            <text:p>0.0962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5" calcext:value-type="float">
            <text:p>0.07575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.07732" calcext:value-type="float">
            <text:p>0.07732</text:p>
          </table:table-cell>
          <table:table-cell office:value-type="float" office:value="0.07336" calcext:value-type="float">
            <text:p>0.07336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09682" calcext:value-type="float">
            <text:p>0.0968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33" calcext:value-type="float">
            <text:p>0.07533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0.07735" calcext:value-type="float">
            <text:p>0.07735</text:p>
          </table:table-cell>
          <table:table-cell office:value-type="float" office:value="0.07366" calcext:value-type="float">
            <text:p>0.07366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7983" calcext:value-type="float">
            <text:p>0.07983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09622" calcext:value-type="float">
            <text:p>0.0962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94" calcext:value-type="float">
            <text:p>0.07694</text:p>
          </table:table-cell>
          <table:table-cell office:value-type="float" office:value="0.07879" calcext:value-type="float">
            <text:p>0.07879</text:p>
          </table:table-cell>
          <table:table-cell office:value-type="float" office:value="0.07725" calcext:value-type="float">
            <text:p>0.07725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0.08002" calcext:value-type="float">
            <text:p>0.08002</text:p>
          </table:table-cell>
          <table:table-cell office:value-type="float" office:value="0.08255" calcext:value-type="float">
            <text:p>0.08255</text:p>
          </table:table-cell>
          <table:table-cell office:value-type="float" office:value="0.09679" calcext:value-type="float">
            <text:p>0.096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01" calcext:value-type="float">
            <text:p>0.07601</text:p>
          </table:table-cell>
          <table:table-cell office:value-type="float" office:value="0.07928" calcext:value-type="float">
            <text:p>0.07928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0.07303" calcext:value-type="float">
            <text:p>0.07303</text:p>
          </table:table-cell>
          <table:table-cell office:value-type="float" office:value="0.07339" calcext:value-type="float">
            <text:p>0.07339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8222" calcext:value-type="float">
            <text:p>0.08222</text:p>
          </table:table-cell>
          <table:table-cell office:value-type="float" office:value="0.09715" calcext:value-type="float">
            <text:p>0.097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742" calcext:value-type="float">
            <text:p>0.07742</text:p>
          </table:table-cell>
          <table:table-cell office:value-type="float" office:value="0.07967" calcext:value-type="float">
            <text:p>0.07967</text:p>
          </table:table-cell>
          <table:table-cell office:value-type="float" office:value="0.07735" calcext:value-type="float">
            <text:p>0.07735</text:p>
          </table:table-cell>
          <table:table-cell office:value-type="float" office:value="0.07429" calcext:value-type="float">
            <text:p>0.07429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7886" calcext:value-type="float">
            <text:p>0.07886</text:p>
          </table:table-cell>
          <table:table-cell office:value-type="float" office:value="0.08216" calcext:value-type="float">
            <text:p>0.08216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89" calcext:value-type="float">
            <text:p>0.07489</text:p>
          </table:table-cell>
          <table:table-cell office:value-type="float" office:value="0.08015" calcext:value-type="float">
            <text:p>0.08015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0.07182" calcext:value-type="float">
            <text:p>0.07182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8738" calcext:value-type="float">
            <text:p>0.08738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46" calcext:value-type="float">
            <text:p>0.07446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7747" calcext:value-type="float">
            <text:p>0.07747</text:p>
          </table:table-cell>
          <table:table-cell office:value-type="float" office:value="0.07233" calcext:value-type="float">
            <text:p>0.07233</text:p>
          </table:table-cell>
          <table:table-cell office:value-type="float" office:value="0.07269" calcext:value-type="float">
            <text:p>0.0726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249" calcext:value-type="float">
            <text:p>0.08249</text:p>
          </table:table-cell>
          <table:table-cell office:value-type="float" office:value="0.09201" calcext:value-type="float">
            <text:p>0.092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27" calcext:value-type="float">
            <text:p>0.07527</text:p>
          </table:table-cell>
          <table:table-cell office:value-type="float" office:value="0.07836" calcext:value-type="float">
            <text:p>0.0783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256" calcext:value-type="float">
            <text:p>0.07256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08215" calcext:value-type="float">
            <text:p>0.08215</text:p>
          </table:table-cell>
          <table:table-cell office:value-type="float" office:value="0.09735" calcext:value-type="float">
            <text:p>0.097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18" calcext:value-type="float">
            <text:p>0.07618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0.07619" calcext:value-type="float">
            <text:p>0.07619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195" calcext:value-type="float">
            <text:p>0.08195</text:p>
          </table:table-cell>
          <table:table-cell office:value-type="float" office:value="0.09671" calcext:value-type="float">
            <text:p>0.096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602" calcext:value-type="float">
            <text:p>0.07602</text:p>
          </table:table-cell>
          <table:table-cell office:value-type="float" office:value="0.07814" calcext:value-type="float">
            <text:p>0.07814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08251" calcext:value-type="float">
            <text:p>0.08251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27" calcext:value-type="float">
            <text:p>0.07527</text:p>
          </table:table-cell>
          <table:table-cell office:value-type="float" office:value="0.07833" calcext:value-type="float">
            <text:p>0.07833</text:p>
          </table:table-cell>
          <table:table-cell office:value-type="float" office:value="0.07588" calcext:value-type="float">
            <text:p>0.07588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07298" calcext:value-type="float">
            <text:p>0.07298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04" calcext:value-type="float">
            <text:p>0.07504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7729" calcext:value-type="float">
            <text:p>0.07729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8082" calcext:value-type="float">
            <text:p>0.08082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07" calcext:value-type="float">
            <text:p>0.07507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7993" calcext:value-type="float">
            <text:p>0.07993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0.07334" calcext:value-type="float">
            <text:p>0.0733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71" calcext:value-type="float">
            <text:p>0.08171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31" calcext:value-type="float">
            <text:p>0.07431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7568" calcext:value-type="float">
            <text:p>0.07568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07703" calcext:value-type="float">
            <text:p>0.07703</text:p>
          </table:table-cell>
          <table:table-cell office:value-type="float" office:value="0.08092" calcext:value-type="float">
            <text:p>0.08092</text:p>
          </table:table-cell>
          <table:table-cell office:value-type="float" office:value="0.09091" calcext:value-type="float">
            <text:p>0.0909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24" calcext:value-type="float">
            <text:p>0.07424</text:p>
          </table:table-cell>
          <table:table-cell office:value-type="float" office:value="0.07676" calcext:value-type="float">
            <text:p>0.07676</text:p>
          </table:table-cell>
          <table:table-cell office:value-type="float" office:value="0.07701" calcext:value-type="float">
            <text:p>0.07701</text:p>
          </table:table-cell>
          <table:table-cell office:value-type="float" office:value="0.07256" calcext:value-type="float">
            <text:p>0.07256</text:p>
          </table:table-cell>
          <table:table-cell office:value-type="float" office:value="0.07278" calcext:value-type="float">
            <text:p>0.07278</text:p>
          </table:table-cell>
          <table:table-cell office:value-type="float" office:value="0.07739" calcext:value-type="float">
            <text:p>0.07739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9223" calcext:value-type="float">
            <text:p>0.092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21" calcext:value-type="float">
            <text:p>0.07421</text:p>
          </table:table-cell>
          <table:table-cell office:value-type="float" office:value="0.07677" calcext:value-type="float">
            <text:p>0.07677</text:p>
          </table:table-cell>
          <table:table-cell office:value-type="float" office:value="0.07705" calcext:value-type="float">
            <text:p>0.07705</text:p>
          </table:table-cell>
          <table:table-cell office:value-type="float" office:value="0.07295" calcext:value-type="float">
            <text:p>0.07295</text:p>
          </table:table-cell>
          <table:table-cell office:value-type="float" office:value="0.07317" calcext:value-type="float">
            <text:p>0.07317</text:p>
          </table:table-cell>
          <table:table-cell office:value-type="float" office:value="0.07786" calcext:value-type="float">
            <text:p>0.07786</text:p>
          </table:table-cell>
          <table:table-cell office:value-type="float" office:value="0.08089" calcext:value-type="float">
            <text:p>0.08089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7273" calcext:value-type="float">
            <text:p>0.07273</text:p>
          </table:table-cell>
          <table:table-cell office:value-type="float" office:value="0.07297" calcext:value-type="float">
            <text:p>0.07297</text:p>
          </table:table-cell>
          <table:table-cell office:value-type="float" office:value="0.07823" calcext:value-type="float">
            <text:p>0.07823</text:p>
          </table:table-cell>
          <table:table-cell office:value-type="float" office:value="0.08169" calcext:value-type="float">
            <text:p>0.08169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5" calcext:value-type="float">
            <text:p>0.0745</text:p>
          </table:table-cell>
          <table:table-cell office:value-type="float" office:value="0.07779" calcext:value-type="float">
            <text:p>0.07779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7286" calcext:value-type="float">
            <text:p>0.07286</text:p>
          </table:table-cell>
          <table:table-cell office:value-type="float" office:value="0.07291" calcext:value-type="float">
            <text:p>0.07291</text:p>
          </table:table-cell>
          <table:table-cell office:value-type="float" office:value="0.07866" calcext:value-type="float">
            <text:p>0.07866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10124" calcext:value-type="float">
            <text:p>0.101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56" calcext:value-type="float">
            <text:p>0.07456</text:p>
          </table:table-cell>
          <table:table-cell office:value-type="float" office:value="0.07753" calcext:value-type="float">
            <text:p>0.07753</text:p>
          </table:table-cell>
          <table:table-cell office:value-type="float" office:value="0.07784" calcext:value-type="float">
            <text:p>0.07784</text:p>
          </table:table-cell>
          <table:table-cell office:value-type="float" office:value="0.07278" calcext:value-type="float">
            <text:p>0.07278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0.07853" calcext:value-type="float">
            <text:p>0.07853</text:p>
          </table:table-cell>
          <table:table-cell office:value-type="float" office:value="0.08134" calcext:value-type="float">
            <text:p>0.08134</text:p>
          </table:table-cell>
          <table:table-cell office:value-type="float" office:value="0.10334" calcext:value-type="float">
            <text:p>0.103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83" calcext:value-type="float">
            <text:p>0.07483</text:p>
          </table:table-cell>
          <table:table-cell office:value-type="float" office:value="0.07745" calcext:value-type="float">
            <text:p>0.07745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309" calcext:value-type="float">
            <text:p>0.07309</text:p>
          </table:table-cell>
          <table:table-cell office:value-type="float" office:value="0.07867" calcext:value-type="float">
            <text:p>0.07867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9898" calcext:value-type="float">
            <text:p>0.0989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91" calcext:value-type="float">
            <text:p>0.07491</text:p>
          </table:table-cell>
          <table:table-cell office:value-type="float" office:value="0.07716" calcext:value-type="float">
            <text:p>0.07716</text:p>
          </table:table-cell>
          <table:table-cell office:value-type="float" office:value="0.07732" calcext:value-type="float">
            <text:p>0.07732</text:p>
          </table:table-cell>
          <table:table-cell office:value-type="float" office:value="0.07258" calcext:value-type="float">
            <text:p>0.07258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07894" calcext:value-type="float">
            <text:p>0.07894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09849" calcext:value-type="float">
            <text:p>0.098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07" calcext:value-type="float">
            <text:p>0.07507</text:p>
          </table:table-cell>
          <table:table-cell office:value-type="float" office:value="0.07751" calcext:value-type="float">
            <text:p>0.07751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07335" calcext:value-type="float">
            <text:p>0.07335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10376" calcext:value-type="float">
            <text:p>0.1037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72" calcext:value-type="float">
            <text:p>0.07472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0.08084" calcext:value-type="float">
            <text:p>0.08084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.07151" calcext:value-type="float">
            <text:p>0.07151</text:p>
          </table:table-cell>
          <table:table-cell office:value-type="float" office:value="0.07782" calcext:value-type="float">
            <text:p>0.077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3" calcext:value-type="float">
            <text:p>0.0743</text:p>
          </table:table-cell>
          <table:table-cell office:value-type="float" office:value="0.07657" calcext:value-type="float">
            <text:p>0.07657</text:p>
          </table:table-cell>
          <table:table-cell office:value-type="float" office:value="0.07627" calcext:value-type="float">
            <text:p>0.07627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07206" calcext:value-type="float">
            <text:p>0.07206</text:p>
          </table:table-cell>
          <table:table-cell office:value-type="float" office:value="0.07871" calcext:value-type="float">
            <text:p>0.07871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26" calcext:value-type="float">
            <text:p>0.07426</text:p>
          </table:table-cell>
          <table:table-cell office:value-type="float" office:value="0.07621" calcext:value-type="float">
            <text:p>0.07621</text:p>
          </table:table-cell>
          <table:table-cell office:value-type="float" office:value="0.07677" calcext:value-type="float">
            <text:p>0.07677</text:p>
          </table:table-cell>
          <table:table-cell office:value-type="float" office:value="0.07233" calcext:value-type="float">
            <text:p>0.07233</text:p>
          </table:table-cell>
          <table:table-cell office:value-type="float" office:value="0.07202" calcext:value-type="float">
            <text:p>0.07202</text:p>
          </table:table-cell>
          <table:table-cell office:value-type="float" office:value="0.08085" calcext:value-type="float">
            <text:p>0.08085</text:p>
          </table:table-cell>
          <table:table-cell office:value-type="float" office:value="0.08255" calcext:value-type="float">
            <text:p>0.08255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36" calcext:value-type="float">
            <text:p>0.07436</text:p>
          </table:table-cell>
          <table:table-cell office:value-type="float" office:value="0.07621" calcext:value-type="float">
            <text:p>0.07621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7277" calcext:value-type="float">
            <text:p>0.07277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7866" calcext:value-type="float">
            <text:p>0.07866</text:p>
          </table:table-cell>
          <table:table-cell office:value-type="float" office:value="0.08336" calcext:value-type="float">
            <text:p>0.08336</text:p>
          </table:table-cell>
          <table:table-cell office:value-type="float" office:value="0.08923" calcext:value-type="float">
            <text:p>0.089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47" calcext:value-type="float">
            <text:p>0.07447</text:p>
          </table:table-cell>
          <table:table-cell office:value-type="float" office:value="0.07647" calcext:value-type="float">
            <text:p>0.07647</text:p>
          </table:table-cell>
          <table:table-cell office:value-type="float" office:value="0.07634" calcext:value-type="float">
            <text:p>0.07634</text:p>
          </table:table-cell>
          <table:table-cell office:value-type="float" office:value="0.07259" calcext:value-type="float">
            <text:p>0.07259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0.07838" calcext:value-type="float">
            <text:p>0.07838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09077" calcext:value-type="float">
            <text:p>0.0907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2" calcext:value-type="float">
            <text:p>0.0742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7264" calcext:value-type="float">
            <text:p>0.07264</text:p>
          </table:table-cell>
          <table:table-cell office:value-type="float" office:value="0.07212" calcext:value-type="float">
            <text:p>0.07212</text:p>
          </table:table-cell>
          <table:table-cell office:value-type="float" office:value="0.07831" calcext:value-type="float">
            <text:p>0.07831</text:p>
          </table:table-cell>
          <table:table-cell office:value-type="float" office:value="0.08274" calcext:value-type="float">
            <text:p>0.08274</text:p>
          </table:table-cell>
          <table:table-cell office:value-type="float" office:value="0.09105" calcext:value-type="float">
            <text:p>0.091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1" calcext:value-type="float">
            <text:p>0.0741</text:p>
          </table:table-cell>
          <table:table-cell office:value-type="float" office:value="0.07647" calcext:value-type="float">
            <text:p>0.07647</text:p>
          </table:table-cell>
          <table:table-cell office:value-type="float" office:value="0.07681" calcext:value-type="float">
            <text:p>0.07681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219" calcext:value-type="float">
            <text:p>0.07219</text:p>
          </table:table-cell>
          <table:table-cell office:value-type="float" office:value="0.07841" calcext:value-type="float">
            <text:p>0.07841</text:p>
          </table:table-cell>
          <table:table-cell office:value-type="float" office:value="0.08282" calcext:value-type="float">
            <text:p>0.08282</text:p>
          </table:table-cell>
          <table:table-cell office:value-type="float" office:value="0.08942" calcext:value-type="float">
            <text:p>0.089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372" calcext:value-type="float">
            <text:p>0.07372</text:p>
          </table:table-cell>
          <table:table-cell office:value-type="float" office:value="0.07614" calcext:value-type="float">
            <text:p>0.07614</text:p>
          </table:table-cell>
          <table:table-cell office:value-type="float" office:value="0.07659" calcext:value-type="float">
            <text:p>0.07659</text:p>
          </table:table-cell>
          <table:table-cell office:value-type="float" office:value="0.07253" calcext:value-type="float">
            <text:p>0.07253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7795" calcext:value-type="float">
            <text:p>0.07795</text:p>
          </table:table-cell>
          <table:table-cell office:value-type="float" office:value="0.08248" calcext:value-type="float">
            <text:p>0.08248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395" calcext:value-type="float">
            <text:p>0.07395</text:p>
          </table:table-cell>
          <table:table-cell office:value-type="float" office:value="0.07614" calcext:value-type="float">
            <text:p>0.07614</text:p>
          </table:table-cell>
          <table:table-cell office:value-type="float" office:value="0.07677" calcext:value-type="float">
            <text:p>0.07677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07211" calcext:value-type="float">
            <text:p>0.07211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8267" calcext:value-type="float">
            <text:p>0.08267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11" calcext:value-type="float">
            <text:p>0.07411</text:p>
          </table:table-cell>
          <table:table-cell office:value-type="float" office:value="0.07609" calcext:value-type="float">
            <text:p>0.07609</text:p>
          </table:table-cell>
          <table:table-cell office:value-type="float" office:value="0.07698" calcext:value-type="float">
            <text:p>0.0769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208" calcext:value-type="float">
            <text:p>0.07208</text:p>
          </table:table-cell>
          <table:table-cell office:value-type="float" office:value="0.07806" calcext:value-type="float">
            <text:p>0.07806</text:p>
          </table:table-cell>
          <table:table-cell office:value-type="float" office:value="0.08225" calcext:value-type="float">
            <text:p>0.08225</text:p>
          </table:table-cell>
          <table:table-cell office:value-type="float" office:value="0.09104" calcext:value-type="float">
            <text:p>0.091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609" calcext:value-type="float">
            <text:p>0.07609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7781" calcext:value-type="float">
            <text:p>0.07781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0.08907" calcext:value-type="float">
            <text:p>0.0890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17" calcext:value-type="float">
            <text:p>0.07417</text:p>
          </table:table-cell>
          <table:table-cell office:value-type="float" office:value="0.07617" calcext:value-type="float">
            <text:p>0.07617</text:p>
          </table:table-cell>
          <table:table-cell office:value-type="float" office:value="0.07676" calcext:value-type="float">
            <text:p>0.07676</text:p>
          </table:table-cell>
          <table:table-cell office:value-type="float" office:value="0.07243" calcext:value-type="float">
            <text:p>0.07243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0.08489" calcext:value-type="float">
            <text:p>0.08489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469" calcext:value-type="float">
            <text:p>0.07469</text:p>
          </table:table-cell>
          <table:table-cell office:value-type="float" office:value="0.07613" calcext:value-type="float">
            <text:p>0.07613</text:p>
          </table:table-cell>
          <table:table-cell office:value-type="float" office:value="0.07764" calcext:value-type="float">
            <text:p>0.07764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07226" calcext:value-type="float">
            <text:p>0.07226</text:p>
          </table:table-cell>
          <table:table-cell office:value-type="float" office:value="0.07842" calcext:value-type="float">
            <text:p>0.07842</text:p>
          </table:table-cell>
          <table:table-cell office:value-type="float" office:value="0.08504" calcext:value-type="float">
            <text:p>0.08504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571" calcext:value-type="float">
            <text:p>0.07571</text:p>
          </table:table-cell>
          <table:table-cell office:value-type="float" office:value="0.07824" calcext:value-type="float">
            <text:p>0.07824</text:p>
          </table:table-cell>
          <table:table-cell office:value-type="float" office:value="0.07651" calcext:value-type="float">
            <text:p>0.07651</text:p>
          </table:table-cell>
          <table:table-cell office:value-type="float" office:value="0.07208" calcext:value-type="float">
            <text:p>0.07208</text:p>
          </table:table-cell>
          <table:table-cell office:value-type="float" office:value="0.07227" calcext:value-type="float">
            <text:p>0.07227</text:p>
          </table:table-cell>
          <table:table-cell office:value-type="float" office:value="0.07979" calcext:value-type="float">
            <text:p>0.07979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08756" calcext:value-type="float">
            <text:p>0.087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8" calcext:value-type="float">
            <text:p>0.06898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6709" calcext:value-type="float">
            <text:p>0.067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9" calcext:value-type="float">
            <text:p>0.06839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0.08053" calcext:value-type="float">
            <text:p>0.08053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2" calcext:value-type="float">
            <text:p>0.06862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7141" calcext:value-type="float">
            <text:p>0.07141</text:p>
          </table:table-cell>
          <table:table-cell office:value-type="float" office:value="0.08034" calcext:value-type="float">
            <text:p>0.08034</text:p>
          </table:table-cell>
          <table:table-cell office:value-type="float" office:value="0.06962" calcext:value-type="float">
            <text:p>0.06962</text:p>
          </table:table-cell>
          <table:table-cell office:value-type="float" office:value="0.07052" calcext:value-type="float">
            <text:p>0.0705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73" calcext:value-type="float">
            <text:p>0.06873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6692" calcext:value-type="float">
            <text:p>0.06692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8026" calcext:value-type="float">
            <text:p>0.08026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5" calcext:value-type="float">
            <text:p>0.06845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06691" calcext:value-type="float">
            <text:p>0.06691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7147" calcext:value-type="float">
            <text:p>0.07147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7049" calcext:value-type="float">
            <text:p>0.070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5" calcext:value-type="float">
            <text:p>0.06835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6688" calcext:value-type="float">
            <text:p>0.06688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07182" calcext:value-type="float">
            <text:p>0.07182</text:p>
          </table:table-cell>
          <table:table-cell office:value-type="float" office:value="0.08154" calcext:value-type="float">
            <text:p>0.08154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0.08135" calcext:value-type="float">
            <text:p>0.08135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2" calcext:value-type="float">
            <text:p>0.06832</text:p>
          </table:table-cell>
          <table:table-cell office:value-type="float" office:value="0.06932" calcext:value-type="float">
            <text:p>0.06932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932" calcext:value-type="float">
            <text:p>0.06932</text:p>
          </table:table-cell>
          <table:table-cell office:value-type="float" office:value="0.07166" calcext:value-type="float">
            <text:p>0.07166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2" calcext:value-type="float">
            <text:p>0.06852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6711" calcext:value-type="float">
            <text:p>0.06711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8153" calcext:value-type="float">
            <text:p>0.08153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7116" calcext:value-type="float">
            <text:p>0.071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25" calcext:value-type="float">
            <text:p>0.06825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692" calcext:value-type="float">
            <text:p>0.06692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7178" calcext:value-type="float">
            <text:p>0.07178</text:p>
          </table:table-cell>
          <table:table-cell office:value-type="float" office:value="0.08132" calcext:value-type="float">
            <text:p>0.08132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3" calcext:value-type="float">
            <text:p>0.0683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6707" calcext:value-type="float">
            <text:p>0.06707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07168" calcext:value-type="float">
            <text:p>0.07168</text:p>
          </table:table-cell>
          <table:table-cell office:value-type="float" office:value="0.08144" calcext:value-type="float">
            <text:p>0.08144</text:p>
          </table:table-cell>
          <table:table-cell office:value-type="float" office:value="0.06917" calcext:value-type="float">
            <text:p>0.06917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7937" calcext:value-type="float">
            <text:p>0.07937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" calcext:value-type="float">
            <text:p>0.0686</text:p>
          </table:table-cell>
          <table:table-cell office:value-type="float" office:value="0.06942" calcext:value-type="float">
            <text:p>0.06942</text:p>
          </table:table-cell>
          <table:table-cell office:value-type="float" office:value="0.06704" calcext:value-type="float">
            <text:p>0.06704</text:p>
          </table:table-cell>
          <table:table-cell office:value-type="float" office:value="0.06924" calcext:value-type="float">
            <text:p>0.06924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07128" calcext:value-type="float">
            <text:p>0.0712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1" calcext:value-type="float">
            <text:p>0.06841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943" calcext:value-type="float">
            <text:p>0.06943</text:p>
          </table:table-cell>
          <table:table-cell office:value-type="float" office:value="0.07178" calcext:value-type="float">
            <text:p>0.07178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07139" calcext:value-type="float">
            <text:p>0.071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4" calcext:value-type="float">
            <text:p>0.06864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0.08286" calcext:value-type="float">
            <text:p>0.08286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7133" calcext:value-type="float">
            <text:p>0.071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668" calcext:value-type="float">
            <text:p>0.06668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0.06939" calcext:value-type="float">
            <text:p>0.06939</text:p>
          </table:table-cell>
          <table:table-cell office:value-type="float" office:value="0.07162" calcext:value-type="float">
            <text:p>0.07162</text:p>
          </table:table-cell>
          <table:table-cell office:value-type="float" office:value="0.07998" calcext:value-type="float">
            <text:p>0.07998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7133" calcext:value-type="float">
            <text:p>0.071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6" calcext:value-type="float">
            <text:p>0.06886</text:p>
          </table:table-cell>
          <table:table-cell office:value-type="float" office:value="0.06935" calcext:value-type="float">
            <text:p>0.06935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7192" calcext:value-type="float">
            <text:p>0.07192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07114" calcext:value-type="float">
            <text:p>0.071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22" calcext:value-type="float">
            <text:p>0.06922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7144" calcext:value-type="float">
            <text:p>0.07144</text:p>
          </table:table-cell>
          <table:table-cell office:value-type="float" office:value="0.08183" calcext:value-type="float">
            <text:p>0.08183</text:p>
          </table:table-cell>
          <table:table-cell office:value-type="float" office:value="0.07066" calcext:value-type="float">
            <text:p>0.07066</text:p>
          </table:table-cell>
          <table:table-cell office:value-type="float" office:value="0.07149" calcext:value-type="float">
            <text:p>0.0714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6" calcext:value-type="float">
            <text:p>0.07036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06934" calcext:value-type="float">
            <text:p>0.06934</text:p>
          </table:table-cell>
          <table:table-cell office:value-type="float" office:value="0.07181" calcext:value-type="float">
            <text:p>0.07181</text:p>
          </table:table-cell>
          <table:table-cell office:value-type="float" office:value="0.08007" calcext:value-type="float">
            <text:p>0.08007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7124" calcext:value-type="float">
            <text:p>0.071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9" calcext:value-type="float">
            <text:p>0.06859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6772" calcext:value-type="float">
            <text:p>0.06772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2" calcext:value-type="float">
            <text:p>0.06892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6933" calcext:value-type="float">
            <text:p>0.06933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4" calcext:value-type="float">
            <text:p>0.06854</text:p>
          </table:table-cell>
          <table:table-cell office:value-type="float" office:value="0.06874" calcext:value-type="float">
            <text:p>0.06874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0.06899" calcext:value-type="float">
            <text:p>0.0689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6896" calcext:value-type="float">
            <text:p>0.06896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7" calcext:value-type="float">
            <text:p>0.06867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6687" calcext:value-type="float">
            <text:p>0.06687</text:p>
          </table:table-cell>
          <table:table-cell office:value-type="float" office:value="0.06938" calcext:value-type="float">
            <text:p>0.06938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0.08268" calcext:value-type="float">
            <text:p>0.08268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79" calcext:value-type="float">
            <text:p>0.06879</text:p>
          </table:table-cell>
          <table:table-cell office:value-type="float" office:value="0.06948" calcext:value-type="float">
            <text:p>0.06948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214" calcext:value-type="float">
            <text:p>0.07214</text:p>
          </table:table-cell>
          <table:table-cell office:value-type="float" office:value="0.08319" calcext:value-type="float">
            <text:p>0.08319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4" calcext:value-type="float">
            <text:p>0.0694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07191" calcext:value-type="float">
            <text:p>0.07191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6906" calcext:value-type="float">
            <text:p>0.06906</text:p>
          </table:table-cell>
          <table:table-cell office:value-type="float" office:value="0.07136" calcext:value-type="float">
            <text:p>0.0713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11" calcext:value-type="float">
            <text:p>0.06811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732" calcext:value-type="float">
            <text:p>0.06732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07197" calcext:value-type="float">
            <text:p>0.07197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5" calcext:value-type="float">
            <text:p>0.06895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08258" calcext:value-type="float">
            <text:p>0.08258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9" calcext:value-type="float">
            <text:p>0.06889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7235" calcext:value-type="float">
            <text:p>0.07235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59" calcext:value-type="float">
            <text:p>0.06959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6706" calcext:value-type="float">
            <text:p>0.06706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7" calcext:value-type="float">
            <text:p>0.06897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7219" calcext:value-type="float">
            <text:p>0.07219</text:p>
          </table:table-cell>
          <table:table-cell office:value-type="float" office:value="0.08245" calcext:value-type="float">
            <text:p>0.08245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7139" calcext:value-type="float">
            <text:p>0.0713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03" calcext:value-type="float">
            <text:p>0.06903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0.07017" calcext:value-type="float">
            <text:p>0.07017</text:p>
          </table:table-cell>
          <table:table-cell office:value-type="float" office:value="0.07207" calcext:value-type="float">
            <text:p>0.07207</text:p>
          </table:table-cell>
          <table:table-cell office:value-type="float" office:value="0.08281" calcext:value-type="float">
            <text:p>0.08281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01" calcext:value-type="float">
            <text:p>0.06901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07201" calcext:value-type="float">
            <text:p>0.07201</text:p>
          </table:table-cell>
          <table:table-cell office:value-type="float" office:value="0.08226" calcext:value-type="float">
            <text:p>0.08226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18" calcext:value-type="float">
            <text:p>0.06918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06745" calcext:value-type="float">
            <text:p>0.0674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7223" calcext:value-type="float">
            <text:p>0.07223</text:p>
          </table:table-cell>
          <table:table-cell office:value-type="float" office:value="0.08271" calcext:value-type="float">
            <text:p>0.08271</text:p>
          </table:table-cell>
          <table:table-cell office:value-type="float" office:value="0.06908" calcext:value-type="float">
            <text:p>0.06908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98" calcext:value-type="float">
            <text:p>0.06898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.06974" calcext:value-type="float">
            <text:p>0.06974</text:p>
          </table:table-cell>
          <table:table-cell office:value-type="float" office:value="0.07115" calcext:value-type="float">
            <text:p>0.07115</text:p>
          </table:table-cell>
          <table:table-cell office:value-type="float" office:value="0.08072" calcext:value-type="float">
            <text:p>0.08072</text:p>
          </table:table-cell>
          <table:table-cell office:value-type="float" office:value="0.06882" calcext:value-type="float">
            <text:p>0.06882</text:p>
          </table:table-cell>
          <table:table-cell office:value-type="float" office:value="0.07124" calcext:value-type="float">
            <text:p>0.0712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3" calcext:value-type="float">
            <text:p>0.06883</text:p>
          </table:table-cell>
          <table:table-cell office:value-type="float" office:value="0.06866" calcext:value-type="float">
            <text:p>0.06866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7113" calcext:value-type="float">
            <text:p>0.07113</text:p>
          </table:table-cell>
          <table:table-cell office:value-type="float" office:value="0.08188" calcext:value-type="float">
            <text:p>0.081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41" calcext:value-type="float">
            <text:p>0.06941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6827" calcext:value-type="float">
            <text:p>0.06827</text:p>
          </table:table-cell>
          <table:table-cell office:value-type="float" office:value="0.07029" calcext:value-type="float">
            <text:p>0.07029</text:p>
          </table:table-cell>
          <table:table-cell office:value-type="float" office:value="0.07174" calcext:value-type="float">
            <text:p>0.07174</text:p>
          </table:table-cell>
          <table:table-cell office:value-type="float" office:value="0.08332" calcext:value-type="float">
            <text:p>0.08332</text:p>
          </table:table-cell>
          <table:table-cell office:value-type="float" office:value="0.06956" calcext:value-type="float">
            <text:p>0.06956</text:p>
          </table:table-cell>
          <table:table-cell office:value-type="float" office:value="0.07131" calcext:value-type="float">
            <text:p>0.0713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14" calcext:value-type="float">
            <text:p>0.06914</text:p>
          </table:table-cell>
          <table:table-cell office:value-type="float" office:value="0.06954" calcext:value-type="float">
            <text:p>0.06954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08198" calcext:value-type="float">
            <text:p>0.08198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7" calcext:value-type="float">
            <text:p>0.06867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0.08004" calcext:value-type="float">
            <text:p>0.08004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23" calcext:value-type="float">
            <text:p>0.06923</text:p>
          </table:table-cell>
          <table:table-cell office:value-type="float" office:value="0.06884" calcext:value-type="float">
            <text:p>0.06884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7015" calcext:value-type="float">
            <text:p>0.07015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6881" calcext:value-type="float">
            <text:p>0.06881</text:p>
          </table:table-cell>
          <table:table-cell office:value-type="float" office:value="0.07105" calcext:value-type="float">
            <text:p>0.0710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2" calcext:value-type="float">
            <text:p>0.06842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08088" calcext:value-type="float">
            <text:p>0.08088</text:p>
          </table:table-cell>
          <table:table-cell office:value-type="float" office:value="0.06954" calcext:value-type="float">
            <text:p>0.06954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2" calcext:value-type="float">
            <text:p>0.06862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6694" calcext:value-type="float">
            <text:p>0.06694</text:p>
          </table:table-cell>
          <table:table-cell office:value-type="float" office:value="0.06973" calcext:value-type="float">
            <text:p>0.06973</text:p>
          </table:table-cell>
          <table:table-cell office:value-type="float" office:value="0.07211" calcext:value-type="float">
            <text:p>0.07211</text:p>
          </table:table-cell>
          <table:table-cell office:value-type="float" office:value="0.08052" calcext:value-type="float">
            <text:p>0.08052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63" calcext:value-type="float">
            <text:p>0.06863</text:p>
          </table:table-cell>
          <table:table-cell office:value-type="float" office:value="0.06895" calcext:value-type="float">
            <text:p>0.06895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07198" calcext:value-type="float">
            <text:p>0.07198</text:p>
          </table:table-cell>
          <table:table-cell office:value-type="float" office:value="0.07997" calcext:value-type="float">
            <text:p>0.07997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57" calcext:value-type="float">
            <text:p>0.06857</text:p>
          </table:table-cell>
          <table:table-cell office:value-type="float" office:value="0.06876" calcext:value-type="float">
            <text:p>0.06876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6903" calcext:value-type="float">
            <text:p>0.06903</text:p>
          </table:table-cell>
          <table:table-cell office:value-type="float" office:value="0.07119" calcext:value-type="float">
            <text:p>0.071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902" calcext:value-type="float">
            <text:p>0.06902</text:p>
          </table:table-cell>
          <table:table-cell office:value-type="float" office:value="0.06903" calcext:value-type="float">
            <text:p>0.06903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7002" calcext:value-type="float">
            <text:p>0.07002</text:p>
          </table:table-cell>
          <table:table-cell office:value-type="float" office:value="0.07159" calcext:value-type="float">
            <text:p>0.07159</text:p>
          </table:table-cell>
          <table:table-cell office:value-type="float" office:value="0.07931" calcext:value-type="float">
            <text:p>0.0793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07" calcext:value-type="float">
            <text:p>0.06807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6959" calcext:value-type="float">
            <text:p>0.06959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7134" calcext:value-type="float">
            <text:p>0.0713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73" calcext:value-type="float">
            <text:p>0.06873</text:p>
          </table:table-cell>
          <table:table-cell office:value-type="float" office:value="0.06921" calcext:value-type="float">
            <text:p>0.06921</text:p>
          </table:table-cell>
          <table:table-cell office:value-type="float" office:value="0.06747" calcext:value-type="float">
            <text:p>0.06747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8059" calcext:value-type="float">
            <text:p>0.08059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2" calcext:value-type="float">
            <text:p>0.06882</text:p>
          </table:table-cell>
          <table:table-cell office:value-type="float" office:value="0.06903" calcext:value-type="float">
            <text:p>0.06903</text:p>
          </table:table-cell>
          <table:table-cell office:value-type="float" office:value="0.06731" calcext:value-type="float">
            <text:p>0.06731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7134" calcext:value-type="float">
            <text:p>0.07134</text:p>
          </table:table-cell>
          <table:table-cell office:value-type="float" office:value="0.07848" calcext:value-type="float">
            <text:p>0.07848</text:p>
          </table:table-cell>
          <table:table-cell office:value-type="float" office:value="0.06853" calcext:value-type="float">
            <text:p>0.06853</text:p>
          </table:table-cell>
          <table:table-cell office:value-type="float" office:value="0.07119" calcext:value-type="float">
            <text:p>0.071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7037" calcext:value-type="float">
            <text:p>0.07037</text:p>
          </table:table-cell>
          <table:table-cell office:value-type="float" office:value="0.06852" calcext:value-type="float">
            <text:p>0.06852</text:p>
          </table:table-cell>
          <table:table-cell office:value-type="float" office:value="0.06711" calcext:value-type="float">
            <text:p>0.06711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07925" calcext:value-type="float">
            <text:p>0.07925</text:p>
          </table:table-cell>
          <table:table-cell office:value-type="float" office:value="0.06852" calcext:value-type="float">
            <text:p>0.06852</text:p>
          </table:table-cell>
          <table:table-cell office:value-type="float" office:value="0.07151" calcext:value-type="float">
            <text:p>0.0715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86" calcext:value-type="float">
            <text:p>0.06886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06942" calcext:value-type="float">
            <text:p>0.06942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0.07884" calcext:value-type="float">
            <text:p>0.07884</text:p>
          </table:table-cell>
          <table:table-cell office:value-type="float" office:value="0.06845" calcext:value-type="float">
            <text:p>0.06845</text:p>
          </table:table-cell>
          <table:table-cell office:value-type="float" office:value="0.07144" calcext:value-type="float">
            <text:p>0.0714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72" calcext:value-type="float">
            <text:p>0.06872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094" calcext:value-type="float">
            <text:p>0.07094</text:p>
          </table:table-cell>
          <table:table-cell office:value-type="float" office:value="0.07737" calcext:value-type="float">
            <text:p>0.07737</text:p>
          </table:table-cell>
          <table:table-cell office:value-type="float" office:value="0.06857" calcext:value-type="float">
            <text:p>0.06857</text:p>
          </table:table-cell>
          <table:table-cell office:value-type="float" office:value="0.07138" calcext:value-type="float">
            <text:p>0.0713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  <table:table-row table:style-name="ro1">
          <table:table-cell office:value-type="float" office:value="0.06842" calcext:value-type="float">
            <text:p>0.06842</text:p>
          </table:table-cell>
          <table:table-cell office:value-type="float" office:value="0.06927" calcext:value-type="float">
            <text:p>0.06927</text:p>
          </table:table-cell>
          <table:table-cell office:value-type="float" office:value="0.06778" calcext:value-type="float">
            <text:p>0.06778</text:p>
          </table:table-cell>
          <table:table-cell office:value-type="float" office:value="0.06893" calcext:value-type="float">
            <text:p>0.06893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07905" calcext:value-type="float">
            <text:p>0.07905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12" calcext:value-type="float">
            <text:p>0.0031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4:06:53.315991801</meta:creation-date>
    <dc:date>2020-05-20T14:31:02.524436999</dc:date>
    <meta:editing-duration>PT3M15S</meta:editing-duration>
    <meta:editing-cycles>1</meta:editing-cycles>
    <meta:generator>LibreOffice/6.0.7.3$Linux_X86_64 LibreOffice_project/00m0$Build-3</meta:generator>
    <meta:document-statistic meta:table-count="1" meta:cell-count="7551" meta:object-count="0"/>
  </office:meta>
</office:document-meta>
</file>